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Y2</text:p>
          </table:table-cell>
          <table:table-cell/>
          <table:table-cell office:value-type="string" calcext:value-type="string">
            <text:p>phi (radian)</text:p>
          </table:table-cell>
          <table:table-cell office:value-type="string" calcext:value-type="string">
            <text:p>x center</text:p>
          </table:table-cell>
          <table:table-cell office:value-type="string" calcext:value-type="string">
            <text:p>y center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0">
            <text:p>Straight:</text:p>
          </table:table-cell>
          <table:table-cell office:value-type="float" office:value="616" calcext:value-type="float">
            <text:p>616</text:p>
          </table:table-cell>
          <table:table-cell office:value-type="float" office:value="43" calcext:value-type="float">
            <text:p>43</text:p>
          </table:table-cell>
          <table:table-cell office:value-type="float" office:value="611" calcext:value-type="float">
            <text:p>611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-ACOS((-[.E3]+[.C3])/SQRT(([.E3]-[.C3])*([.E3]-[.C3])+([.D3]-[.B3])*([.D3]-[.B3])))" office:value-type="float" office:value="-0.0528607622425139" calcext:value-type="float">
            <text:p>-0.0528607622</text:p>
          </table:table-cell>
          <table:table-cell table:formula="of:=([.B3]+[.D3])/2-70*COS([.G3])" office:value-type="float" office:value="543.597776335579" calcext:value-type="float">
            <text:p>543.5977763356</text:p>
          </table:table-cell>
          <table:table-cell table:formula="of:=([.C3]+[.E3])/2+70*SIN([.G3])" office:value-type="float" office:value="-7.94853035261483" calcext:value-type="float">
            <text:p>-7.948530352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23" calcext:value-type="float">
            <text:p>23</text:p>
          </table:table-cell>
          <table:table-cell office:value-type="float" office:value="611" calcext:value-type="float">
            <text:p>611</text:p>
          </table:table-cell>
          <table:table-cell office:value-type="float" office:value="-72" calcext:value-type="float">
            <text:p>-72</text:p>
          </table:table-cell>
          <table:table-cell/>
          <table:table-cell table:formula="of:=ACOS(([.E4]-[.C4])/SQRT(([.E4]-[.C4])*([.E4]-[.C4])+([.D4]-[.B4])*([.D4]-[.B4])))-PI()" office:value-type="float" office:value="-0.0525830616109406" calcext:value-type="float">
            <text:p>-0.0525830616</text:p>
          </table:table-cell>
          <table:table-cell table:formula="of:=([.B4]+[.D4])/2-70*COS([.G4])" office:value-type="float" office:value="543.596751946724" calcext:value-type="float">
            <text:p>543.5967519467</text:p>
          </table:table-cell>
          <table:table-cell table:formula="of:=([.C4]+[.E4])/2+70*SIN([.G4])" office:value-type="float" office:value="-28.1791183185934" calcext:value-type="float">
            <text:p>-28.1791183186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4" calcext:value-type="float">
            <text:p>44</text:p>
          </table:table-cell>
          <table:table-cell office:value-type="float" office:value="612" calcext:value-type="float">
            <text:p>612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ACOS(([.E5]-[.C5])/SQRT(([.E5]-[.C5])*([.E5]-[.C5])+([.D5]-[.B5])*([.D5]-[.B5])))-PI()" office:value-type="float" office:value="-0.0523082608484184" calcext:value-type="float">
            <text:p>-0.0523082608</text:p>
          </table:table-cell>
          <table:table-cell table:formula="of:=([.B5]+[.D5])/2-70*COS([.G5])" office:value-type="float" office:value="544.595743561606" calcext:value-type="float">
            <text:p>544.5957435616</text:p>
          </table:table-cell>
          <table:table-cell table:formula="of:=([.C5]+[.E5])/2+70*SIN([.G5])" office:value-type="float" office:value="-7.40990871405218" calcext:value-type="float">
            <text:p>-7.4099087141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56" calcext:value-type="float">
            <text:p>56</text:p>
          </table:table-cell>
          <table:table-cell office:value-type="float" office:value="614" calcext:value-type="float">
            <text:p>614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6]-[.C6])/SQRT(([.E6]-[.C6])*([.E6]-[.C6])+([.D6]-[.B6])*([.D6]-[.B6])))-PI()" office:value-type="float" office:value="-0.019045315982019" calcext:value-type="float">
            <text:p>-0.019045316</text:p>
          </table:table-cell>
          <table:table-cell table:formula="of:=([.B6]+[.D6])/2-70*COS([.G6])" office:value-type="float" office:value="545.012694958392" calcext:value-type="float">
            <text:p>545.0126949584</text:p>
          </table:table-cell>
          <table:table-cell table:formula="of:=([.C6]+[.E6])/2+70*SIN([.G6])" office:value-type="float" office:value="2.16690847539777" calcext:value-type="float">
            <text:p>2.1669084754</text:p>
          </table:table-cell>
        </table:table-row>
        <table:table-row table:style-name="ro1">
          <table:covered-table-cell/>
          <table:table-cell office:value-type="float" office:value="617" calcext:value-type="float">
            <text:p>617</text:p>
          </table:table-cell>
          <table:table-cell office:value-type="float" office:value="42" calcext:value-type="float">
            <text:p>42</text:p>
          </table:table-cell>
          <table:table-cell office:value-type="float" office:value="613" calcext:value-type="float">
            <text:p>613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ACOS(([.E7]-[.C7])/SQRT(([.E7]-[.C7])*([.E7]-[.C7])+([.D7]-[.B7])*([.D7]-[.B7])))-PI()" office:value-type="float" office:value="-0.0425275346197842" calcext:value-type="float">
            <text:p>-0.0425275346</text:p>
          </table:table-cell>
          <table:table-cell table:formula="of:=([.B7]+[.D7])/2-70*COS([.G7])" office:value-type="float" office:value="545.063291152182" calcext:value-type="float">
            <text:p>545.0632911522</text:p>
          </table:table-cell>
          <table:table-cell table:formula="of:=([.C7]+[.E7])/2+70*SIN([.G7])" office:value-type="float" office:value="-7.97603016373696" calcext:value-type="float">
            <text:p>-7.976030163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8]-[.C8])/SQRT(([.E8]-[.C8])*([.E8]-[.C8])+([.D8]-[.B8])*([.D8]-[.B8])))-PI()" office:value-type="float" office:value="-0.0319040644850248" calcext:value-type="float">
            <text:p>-0.0319040645</text:p>
          </table:table-cell>
          <table:table-cell table:formula="of:=([.B8]+[.D8])/2-70*COS([.G8])" office:value-type="float" office:value="544.53562240484" calcext:value-type="float">
            <text:p>544.5356224048</text:p>
          </table:table-cell>
          <table:table-cell table:formula="of:=([.C8]+[.E8])/2+70*SIN([.G8])" office:value-type="float" office:value="-2.2329056679308" calcext:value-type="float">
            <text:p>-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9]-[.C9])/SQRT(([.E9]-[.C9])*([.E9]-[.C9])+([.D9]-[.B9])*([.D9]-[.B9])))-PI()" office:value-type="float" office:value="-0.0420804074418886" calcext:value-type="float">
            <text:p>-0.0420804074</text:p>
          </table:table-cell>
          <table:table-cell table:formula="of:=([.B9]+[.D9])/2-70*COS([.G9])" office:value-type="float" office:value="544.061967479226" calcext:value-type="float">
            <text:p>544.0619674792</text:p>
          </table:table-cell>
          <table:table-cell table:formula="of:=([.C9]+[.E9])/2+70*SIN([.G9])" office:value-type="float" office:value="-1.44475926403246" calcext:value-type="float">
            <text:p>-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0" calcext:value-type="float">
            <text:p>610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0]-[.C10])/SQRT(([.E10]-[.C10])*([.E10]-[.C10])+([.D10]-[.B10])*([.D10]-[.B10])))-PI()" office:value-type="float" office:value="-0.0644268394255532" calcext:value-type="float">
            <text:p>-0.0644268394</text:p>
          </table:table-cell>
          <table:table-cell table:formula="of:=([.B10]+[.D10])/2-70*COS([.G10])" office:value-type="float" office:value="543.145228372208" calcext:value-type="float">
            <text:p>543.1452283722</text:p>
          </table:table-cell>
          <table:table-cell table:formula="of:=([.C10]+[.E10])/2+70*SIN([.G10])" office:value-type="float" office:value="-12.0067594598575" calcext:value-type="float">
            <text:p>-12.0067594599</text:p>
          </table:table-cell>
        </table:table-row>
        <table:table-row table:style-name="ro1">
          <table:covered-table-cell/>
          <table:table-cell office:value-type="float" office:value="607" calcext:value-type="float">
            <text:p>607</text:p>
          </table:table-cell>
          <table:table-cell office:value-type="float" office:value="37" calcext:value-type="float">
            <text:p>37</text:p>
          </table:table-cell>
          <table:table-cell office:value-type="float" office:value="609" calcext:value-type="float">
            <text:p>609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ACOS(([.E11]-[.C11])/SQRT(([.E11]-[.C11])*([.E11]-[.C11])+([.D11]-[.B11])*([.D11]-[.B11])))-PI()" office:value-type="float" office:value="-0.0208303200362172" calcext:value-type="float">
            <text:p>-0.02083032</text:p>
          </table:table-cell>
          <table:table-cell table:formula="of:=([.B11]+[.D11])/2-70*COS([.G11])" office:value-type="float" office:value="538.015186029032" calcext:value-type="float">
            <text:p>538.015186029</text:p>
          </table:table-cell>
          <table:table-cell table:formula="of:=([.C11]+[.E11])/2+70*SIN([.G11])" office:value-type="float" office:value="-12.4580169577285" calcext:value-type="float">
            <text:p>-12.4580169577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1" calcext:value-type="float">
            <text:p>611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2]-[.C12])/SQRT(([.E12]-[.C12])*([.E12]-[.C12])+([.D12]-[.B12])*([.D12]-[.B12])))-PI()" office:value-type="float" office:value="-0.0525830616109406" calcext:value-type="float">
            <text:p>-0.0525830616</text:p>
          </table:table-cell>
          <table:table-cell table:formula="of:=([.B12]+[.D12])/2-70*COS([.G12])" office:value-type="float" office:value="543.596751946724" calcext:value-type="float">
            <text:p>543.5967519467</text:p>
          </table:table-cell>
          <table:table-cell table:formula="of:=([.C12]+[.E12])/2+70*SIN([.G12])" office:value-type="float" office:value="-5.17911831859338" calcext:value-type="float">
            <text:p>-5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39" calcext:value-type="float">
            <text:p>39</text:p>
          </table:table-cell>
          <table:table-cell office:value-type="float" office:value="612" calcext:value-type="float">
            <text:p>6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ACOS(([.E13]-[.C13])/SQRT(([.E13]-[.C13])*([.E13]-[.C13])+([.D13]-[.B13])*([.D13]-[.B13])))-PI()" office:value-type="float" office:value="-0.0420804074418886" calcext:value-type="float">
            <text:p>-0.0420804074</text:p>
          </table:table-cell>
          <table:table-cell table:formula="of:=([.B13]+[.D13])/2-70*COS([.G13])" office:value-type="float" office:value="544.061967479226" calcext:value-type="float">
            <text:p>544.0619674792</text:p>
          </table:table-cell>
          <table:table-cell table:formula="of:=([.C13]+[.E13])/2+70*SIN([.G13])" office:value-type="float" office:value="-11.4447592640325" calcext:value-type="float">
            <text:p>-11.444759264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6" calcext:value-type="float">
            <text:p>46</text:p>
          </table:table-cell>
          <table:table-cell office:value-type="float" office:value="612" calcext:value-type="float">
            <text:p>612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ACOS(([.E14]-[.C14])/SQRT(([.E14]-[.C14])*([.E14]-[.C14])+([.D14]-[.B14])*([.D14]-[.B14])))-PI()" office:value-type="float" office:value="-0.0416425790985868" calcext:value-type="float">
            <text:p>-0.0416425791</text:p>
          </table:table-cell>
          <table:table-cell table:formula="of:=([.B14]+[.D14])/2-70*COS([.G14])" office:value-type="float" office:value="544.060684883535" calcext:value-type="float">
            <text:p>544.0606848835</text:p>
          </table:table-cell>
          <table:table-cell table:formula="of:=([.C14]+[.E14])/2+70*SIN([.G14])" office:value-type="float" office:value="-4.91413812985258" calcext:value-type="float">
            <text:p>-4.914138129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26" calcext:value-type="float">
            <text:p>26</text:p>
          </table:table-cell>
          <table:table-cell office:value-type="float" office:value="613" calcext:value-type="float">
            <text:p>613</text:p>
          </table:table-cell>
          <table:table-cell office:value-type="float" office:value="-69" calcext:value-type="float">
            <text:p>-69</text:p>
          </table:table-cell>
          <table:table-cell/>
          <table:table-cell table:formula="of:=ACOS(([.E15]-[.C15])/SQRT(([.E15]-[.C15])*([.E15]-[.C15])+([.D15]-[.B15])*([.D15]-[.B15])))-PI()" office:value-type="float" office:value="-0.0630741178969108" calcext:value-type="float">
            <text:p>-0.0630741179</text:p>
          </table:table-cell>
          <table:table-cell table:formula="of:=([.B15]+[.D15])/2-70*COS([.G15])" office:value-type="float" office:value="546.139195895582" calcext:value-type="float">
            <text:p>546.1391958956</text:p>
          </table:table-cell>
          <table:table-cell table:formula="of:=([.C15]+[.E15])/2+70*SIN([.G15])" office:value-type="float" office:value="-25.9122613118579" calcext:value-type="float">
            <text:p>-25.9122613119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41" calcext:value-type="float">
            <text:p>41</text:p>
          </table:table-cell>
          <table:table-cell office:value-type="float" office:value="614" calcext:value-type="float">
            <text:p>614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ACOS(([.E16]-[.C16])/SQRT(([.E16]-[.C16])*([.E16]-[.C16])+([.D16]-[.B16])*([.D16]-[.B16])))-PI()" office:value-type="float" office:value="-0.0525830616109406" calcext:value-type="float">
            <text:p>-0.0525830616</text:p>
          </table:table-cell>
          <table:table-cell table:formula="of:=([.B16]+[.D16])/2-70*COS([.G16])" office:value-type="float" office:value="546.596751946724" calcext:value-type="float">
            <text:p>546.5967519467</text:p>
          </table:table-cell>
          <table:table-cell table:formula="of:=([.C16]+[.E16])/2+70*SIN([.G16])" office:value-type="float" office:value="-10.1791183185934" calcext:value-type="float">
            <text:p>-10.1791183186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5" calcext:value-type="float">
            <text:p>45</text:p>
          </table:table-cell>
          <table:table-cell office:value-type="float" office:value="613" calcext:value-type="float">
            <text:p>613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ACOS(([.E17]-[.C17])/SQRT(([.E17]-[.C17])*([.E17]-[.C17])+([.D17]-[.B17])*([.D17]-[.B17])))-PI()" office:value-type="float" office:value="-0.0319040644850248" calcext:value-type="float">
            <text:p>-0.0319040645</text:p>
          </table:table-cell>
          <table:table-cell table:formula="of:=([.B17]+[.D17])/2-70*COS([.G17])" office:value-type="float" office:value="544.53562240484" calcext:value-type="float">
            <text:p>544.5356224048</text:p>
          </table:table-cell>
          <table:table-cell table:formula="of:=([.C17]+[.E17])/2+70*SIN([.G17])" office:value-type="float" office:value="-4.2329056679308" calcext:value-type="float">
            <text:p>-4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3" calcext:value-type="float">
            <text:p>613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ACOS(([.E18]-[.C18])/SQRT(([.E18]-[.C18])*([.E18]-[.C18])+([.D18]-[.B18])*([.D18]-[.B18])))-PI()" office:value-type="float" office:value="-0.0319040644850248" calcext:value-type="float">
            <text:p>-0.0319040645</text:p>
          </table:table-cell>
          <table:table-cell table:formula="of:=([.B18]+[.D18])/2-70*COS([.G18])" office:value-type="float" office:value="544.53562240484" calcext:value-type="float">
            <text:p>544.5356224048</text:p>
          </table:table-cell>
          <table:table-cell table:formula="of:=([.C18]+[.E18])/2+70*SIN([.G18])" office:value-type="float" office:value="-2.2329056679308" calcext:value-type="float">
            <text:p>-2.2329056679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9" calcext:value-type="float">
            <text:p>49</text:p>
          </table:table-cell>
          <table:table-cell office:value-type="float" office:value="612" calcext:value-type="float">
            <text:p>61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ACOS(([.E19]-[.C19])/SQRT(([.E19]-[.C19])*([.E19]-[.C19])+([.D19]-[.B19])*([.D19]-[.B19])))-PI()" office:value-type="float" office:value="-0.0420804074418886" calcext:value-type="float">
            <text:p>-0.0420804074</text:p>
          </table:table-cell>
          <table:table-cell table:formula="of:=([.B19]+[.D19])/2-70*COS([.G19])" office:value-type="float" office:value="544.061967479226" calcext:value-type="float">
            <text:p>544.0619674792</text:p>
          </table:table-cell>
          <table:table-cell table:formula="of:=([.C19]+[.E19])/2+70*SIN([.G19])" office:value-type="float" office:value="-1.44475926403246" calcext:value-type="float">
            <text:p>-1.444759264</text:p>
          </table:table-cell>
        </table:table-row>
        <table:table-row table:style-name="ro1">
          <table:covered-table-cell/>
          <table:table-cell office:value-type="float" office:value="619" calcext:value-type="float">
            <text:p>619</text:p>
          </table:table-cell>
          <table:table-cell office:value-type="float" office:value="35" calcext:value-type="float">
            <text:p>35</text:p>
          </table:table-cell>
          <table:table-cell office:value-type="float" office:value="613" calcext:value-type="float">
            <text:p>613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ACOS(([.E20]-[.C20])/SQRT(([.E20]-[.C20])*([.E20]-[.C20])+([.D20]-[.B20])*([.D20]-[.B20])))-PI()" office:value-type="float" office:value="-0.0630741178969108" calcext:value-type="float">
            <text:p>-0.0630741179</text:p>
          </table:table-cell>
          <table:table-cell table:formula="of:=([.B20]+[.D20])/2-70*COS([.G20])" office:value-type="float" office:value="546.139195895582" calcext:value-type="float">
            <text:p>546.1391958956</text:p>
          </table:table-cell>
          <table:table-cell table:formula="of:=([.C20]+[.E20])/2+70*SIN([.G20])" office:value-type="float" office:value="-16.9122613118579" calcext:value-type="float">
            <text:p>-16.9122613119</text:p>
          </table:table-cell>
        </table:table-row>
        <table:table-row table:style-name="ro1">
          <table:covered-table-cell/>
          <table:table-cell office:value-type="float" office:value="618" calcext:value-type="float">
            <text:p>618</text:p>
          </table:table-cell>
          <table:table-cell office:value-type="float" office:value="32" calcext:value-type="float">
            <text:p>32</text:p>
          </table:table-cell>
          <table:table-cell office:value-type="float" office:value="610" calcext:value-type="float">
            <text:p>610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ACOS(([.E21]-[.C21])/SQRT(([.E21]-[.C21])*([.E21]-[.C21])+([.D21]-[.B21])*([.D21]-[.B21])))-PI()" office:value-type="float" office:value="-0.0849017934497218" calcext:value-type="float">
            <text:p>-0.0849017934</text:p>
          </table:table-cell>
          <table:table-cell table:formula="of:=([.B21]+[.D21])/2-70*COS([.G21])" office:value-type="float" office:value="544.252139495582" calcext:value-type="float">
            <text:p>544.2521394956</text:p>
          </table:table-cell>
          <table:table-cell table:formula="of:=([.C21]+[.E21])/2+70*SIN([.G21])" office:value-type="float" office:value="-20.9359881280356" calcext:value-type="float">
            <text:p>-20.935988128</text:p>
          </table:table-cell>
        </table:table-row>
        <table:table-row table:style-name="ro1">
          <table:covered-table-cell/>
          <table:table-cell office:value-type="float" office:value="616" calcext:value-type="float">
            <text:p>616</text:p>
          </table:table-cell>
          <table:table-cell office:value-type="float" office:value="47" calcext:value-type="float">
            <text:p>47</text:p>
          </table:table-cell>
          <table:table-cell office:value-type="float" office:value="612" calcext:value-type="float">
            <text:p>612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ACOS(([.E22]-[.C22])/SQRT(([.E22]-[.C22])*([.E22]-[.C22])+([.D22]-[.B22])*([.D22]-[.B22])))-PI()" office:value-type="float" office:value="-0.0420804074418886" calcext:value-type="float">
            <text:p>-0.0420804074</text:p>
          </table:table-cell>
          <table:table-cell table:formula="of:=([.B22]+[.D22])/2-70*COS([.G22])" office:value-type="float" office:value="544.061967479226" calcext:value-type="float">
            <text:p>544.0619674792</text:p>
          </table:table-cell>
          <table:table-cell table:formula="of:=([.C22]+[.E22])/2+70*SIN([.G22])" office:value-type="float" office:value="-3.44475926403246" calcext:value-type="float">
            <text:p>-3.44475926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0">
            <text:p>Slight Left:</text:p>
          </table:table-cell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5" calcext:value-type="float">
            <text:p>595</text:p>
          </table:table-cell>
          <table:table-cell office:value-type="float" office:value="165" calcext:value-type="float">
            <text:p>165</text:p>
          </table:table-cell>
          <table:table-cell/>
          <table:table-cell table:formula="of:=PI()-ACOS(([.E24]-[.C24])/SQRT(([.E24]-[.C24])*([.E24]-[.C24])+([.D24]-[.B24])*([.D24]-[.B24])))" office:value-type="float" office:value="0.52183427981441" calcext:value-type="float">
            <text:p>0.5218342798</text:p>
          </table:table-cell>
          <table:table-cell table:formula="of:=([.B24]+[.D24])/2-70*COS([.G24])" office:value-type="float" office:value="511.316558785973" calcext:value-type="float">
            <text:p>511.316558786</text:p>
          </table:table-cell>
          <table:table-cell table:formula="of:=([.C24]+[.E24])/2+70*SIN([.G24])" office:value-type="float" office:value="239.892978698066" calcext:value-type="float">
            <text:p>239.8929786981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office:value-type="float" office:value="148" calcext:value-type="float">
            <text:p>148</text:p>
          </table:table-cell>
          <table:table-cell/>
          <table:table-cell table:formula="of:=PI()-ACOS(([.E25]-[.C25])/SQRT(([.E25]-[.C25])*([.E25]-[.C25])+([.D25]-[.B25])*([.D25]-[.B25])))" office:value-type="float" office:value="0.382486572543933" calcext:value-type="float">
            <text:p>0.3824865725</text:p>
          </table:table-cell>
          <table:table-cell table:formula="of:=([.B25]+[.D25])/2-70*COS([.G25])" office:value-type="float" office:value="504.558238857943" calcext:value-type="float">
            <text:p>504.5582388579</text:p>
          </table:table-cell>
          <table:table-cell table:formula="of:=([.C25]+[.E25])/2+70*SIN([.G25])" office:value-type="float" office:value="217.625995861747" calcext:value-type="float">
            <text:p>217.6259958617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95" calcext:value-type="float">
            <text:p>595</text:p>
          </table:table-cell>
          <table:table-cell office:value-type="float" office:value="170" calcext:value-type="float">
            <text:p>170</text:p>
          </table:table-cell>
          <table:table-cell/>
          <table:table-cell table:formula="of:=PI()-ACOS(([.E26]-[.C26])/SQRT(([.E26]-[.C26])*([.E26]-[.C26])+([.D26]-[.B26])*([.D26]-[.B26])))" office:value-type="float" office:value="0.52576853398919" calcext:value-type="float">
            <text:p>0.525768534</text:p>
          </table:table-cell>
          <table:table-cell table:formula="of:=([.B26]+[.D26])/2-70*COS([.G26])" office:value-type="float" office:value="510.954305918292" calcext:value-type="float">
            <text:p>510.9543059183</text:p>
          </table:table-cell>
          <table:table-cell table:formula="of:=([.C26]+[.E26])/2+70*SIN([.G26])" office:value-type="float" office:value="245.631452121485" calcext:value-type="float">
            <text:p>245.6314521215</text:p>
          </table:table-cell>
        </table:table-row>
        <table:table-row table:style-name="ro1">
          <table:covered-table-cell/>
          <table:table-cell office:value-type="float" office:value="552" calcext:value-type="float">
            <text:p>552</text:p>
          </table:table-cell>
          <table:table-cell office:value-type="float" office:value="235" calcext:value-type="float">
            <text:p>235</text:p>
          </table:table-cell>
          <table:table-cell office:value-type="float" office:value="597" calcext:value-type="float">
            <text:p>597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PI()-ACOS(([.E27]-[.C27])/SQRT(([.E27]-[.C27])*([.E27]-[.C27])+([.D27]-[.B27])*([.D27]-[.B27])))" office:value-type="float" office:value="0.496810801503371" calcext:value-type="float">
            <text:p>0.4968108015</text:p>
          </table:table-cell>
          <table:table-cell table:formula="of:=([.B27]+[.D27])/2-70*COS([.G27])" office:value-type="float" office:value="512.962504430184" calcext:value-type="float">
            <text:p>512.9625044302</text:p>
          </table:table-cell>
          <table:table-cell table:formula="of:=([.C27]+[.E27])/2+70*SIN([.G27])" office:value-type="float" office:value="226.86370241737" calcext:value-type="float">
            <text:p>226.8637024174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28]-[.C28])/SQRT(([.E28]-[.C28])*([.E28]-[.C28])+([.D28]-[.B28])*([.D28]-[.B28])))" office:value-type="float" office:value="0.52576853398919" calcext:value-type="float">
            <text:p>0.525768534</text:p>
          </table:table-cell>
          <table:table-cell table:formula="of:=([.B28]+[.D28])/2-70*COS([.G28])" office:value-type="float" office:value="512.954305918292" calcext:value-type="float">
            <text:p>512.9543059183</text:p>
          </table:table-cell>
          <table:table-cell table:formula="of:=([.C28]+[.E28])/2+70*SIN([.G28])" office:value-type="float" office:value="238.631452121485" calcext:value-type="float">
            <text:p>238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3" calcext:value-type="float">
            <text:p>243</text:p>
          </table:table-cell>
          <table:table-cell office:value-type="float" office:value="596" calcext:value-type="float">
            <text:p>596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PI()-ACOS(([.E29]-[.C29])/SQRT(([.E29]-[.C29])*([.E29]-[.C29])+([.D29]-[.B29])*([.D29]-[.B29])))" office:value-type="float" office:value="0.52576853398919" calcext:value-type="float">
            <text:p>0.525768534</text:p>
          </table:table-cell>
          <table:table-cell table:formula="of:=([.B29]+[.D29])/2-70*COS([.G29])" office:value-type="float" office:value="511.954305918292" calcext:value-type="float">
            <text:p>511.9543059183</text:p>
          </table:table-cell>
          <table:table-cell table:formula="of:=([.C29]+[.E29])/2+70*SIN([.G29])" office:value-type="float" office:value="237.631452121485" calcext:value-type="float">
            <text:p>237.6314521215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598" calcext:value-type="float">
            <text:p>598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30]-[.C30])/SQRT(([.E30]-[.C30])*([.E30]-[.C30])+([.D30]-[.B30])*([.D30]-[.B30])))" office:value-type="float" office:value="0.52576853398919" calcext:value-type="float">
            <text:p>0.525768534</text:p>
          </table:table-cell>
          <table:table-cell table:formula="of:=([.B30]+[.D30])/2-70*COS([.G30])" office:value-type="float" office:value="513.954305918292" calcext:value-type="float">
            <text:p>513.9543059183</text:p>
          </table:table-cell>
          <table:table-cell table:formula="of:=([.C30]+[.E30])/2+70*SIN([.G30])" office:value-type="float" office:value="235.631452121485" calcext:value-type="float">
            <text:p>235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7" calcext:value-type="float">
            <text:p>247</text:p>
          </table:table-cell>
          <table:table-cell office:value-type="float" office:value="596" calcext:value-type="float">
            <text:p>596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31]-[.C31])/SQRT(([.E31]-[.C31])*([.E31]-[.C31])+([.D31]-[.B31])*([.D31]-[.B31])))" office:value-type="float" office:value="0.515244963686043" calcext:value-type="float">
            <text:p>0.5152449637</text:p>
          </table:table-cell>
          <table:table-cell table:formula="of:=([.B31]+[.D31])/2-70*COS([.G31])" office:value-type="float" office:value="511.587956987534" calcext:value-type="float">
            <text:p>511.5879569875</text:p>
          </table:table-cell>
          <table:table-cell table:formula="of:=([.C31]+[.E31])/2+70*SIN([.G31])" office:value-type="float" office:value="239.992361705854" calcext:value-type="float">
            <text:p>239.9923617059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4" calcext:value-type="float">
            <text:p>244</text:p>
          </table:table-cell>
          <table:table-cell office:value-type="float" office:value="597" calcext:value-type="float">
            <text:p>597</text:p>
          </table:table-cell>
          <table:table-cell office:value-type="float" office:value="163" calcext:value-type="float">
            <text:p>163</text:p>
          </table:table-cell>
          <table:table-cell/>
          <table:table-cell table:formula="of:=PI()-ACOS(([.E32]-[.C32])/SQRT(([.E32]-[.C32])*([.E32]-[.C32])+([.D32]-[.B32])*([.D32]-[.B32])))" office:value-type="float" office:value="0.52576853398919" calcext:value-type="float">
            <text:p>0.525768534</text:p>
          </table:table-cell>
          <table:table-cell table:formula="of:=([.B32]+[.D32])/2-70*COS([.G32])" office:value-type="float" office:value="512.954305918292" calcext:value-type="float">
            <text:p>512.9543059183</text:p>
          </table:table-cell>
          <table:table-cell table:formula="of:=([.C32]+[.E32])/2+70*SIN([.G32])" office:value-type="float" office:value="238.631452121485" calcext:value-type="float">
            <text:p>238.6314521215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51" calcext:value-type="float">
            <text:p>251</text:p>
          </table:table-cell>
          <table:table-cell office:value-type="float" office:value="587" calcext:value-type="float">
            <text:p>58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33]-[.C33])/SQRT(([.E33]-[.C33])*([.E33]-[.C33])+([.D33]-[.B33])*([.D33]-[.B33])))" office:value-type="float" office:value="0.421419206887804" calcext:value-type="float">
            <text:p>0.4214192069</text:p>
          </table:table-cell>
          <table:table-cell table:formula="of:=([.B33]+[.D33])/2-70*COS([.G33])" office:value-type="float" office:value="503.624347283953" calcext:value-type="float">
            <text:p>503.624347284</text:p>
          </table:table-cell>
          <table:table-cell table:formula="of:=([.C33]+[.E33])/2+70*SIN([.G33])" office:value-type="float" office:value="236.133913286504" calcext:value-type="float">
            <text:p>236.1339132865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4" calcext:value-type="float">
            <text:p>254</text:p>
          </table:table-cell>
          <table:table-cell office:value-type="float" office:value="585" calcext:value-type="float">
            <text:p>585</text:p>
          </table:table-cell>
          <table:table-cell office:value-type="float" office:value="172" calcext:value-type="float">
            <text:p>172</text:p>
          </table:table-cell>
          <table:table-cell/>
          <table:table-cell table:formula="of:=PI()-ACOS(([.E34]-[.C34])/SQRT(([.E34]-[.C34])*([.E34]-[.C34])+([.D34]-[.B34])*([.D34]-[.B34])))" office:value-type="float" office:value="0.443945725087997" calcext:value-type="float">
            <text:p>0.4439457251</text:p>
          </table:table-cell>
          <table:table-cell table:formula="of:=([.B34]+[.D34])/2-70*COS([.G34])" office:value-type="float" office:value="502.285521075753" calcext:value-type="float">
            <text:p>502.2855210758</text:p>
          </table:table-cell>
          <table:table-cell table:formula="of:=([.C34]+[.E34])/2+70*SIN([.G34])" office:value-type="float" office:value="243.065422902995" calcext:value-type="float">
            <text:p>243.065422903</text:p>
          </table:table-cell>
        </table:table-row>
        <table:table-row table:style-name="ro1">
          <table:covered-table-cell/>
          <table:table-cell office:value-type="float" office:value="550" calcext:value-type="float">
            <text:p>550</text:p>
          </table:table-cell>
          <table:table-cell office:value-type="float" office:value="241" calcext:value-type="float">
            <text:p>241</text:p>
          </table:table-cell>
          <table:table-cell office:value-type="float" office:value="597" calcext:value-type="float">
            <text:p>597</text:p>
          </table:table-cell>
          <table:table-cell office:value-type="float" office:value="160" calcext:value-type="float">
            <text:p>160</text:p>
          </table:table-cell>
          <table:table-cell/>
          <table:table-cell table:formula="of:=PI()-ACOS(([.E35]-[.C35])/SQRT(([.E35]-[.C35])*([.E35]-[.C35])+([.D35]-[.B35])*([.D35]-[.B35])))" office:value-type="float" office:value="0.52576853398919" calcext:value-type="float">
            <text:p>0.525768534</text:p>
          </table:table-cell>
          <table:table-cell table:formula="of:=([.B35]+[.D35])/2-70*COS([.G35])" office:value-type="float" office:value="512.954305918292" calcext:value-type="float">
            <text:p>512.9543059183</text:p>
          </table:table-cell>
          <table:table-cell table:formula="of:=([.C35]+[.E35])/2+70*SIN([.G35])" office:value-type="float" office:value="235.631452121485" calcext:value-type="float">
            <text:p>235.6314521215</text:p>
          </table:table-cell>
        </table:table-row>
        <table:table-row table:style-name="ro1">
          <table:covered-table-cell/>
          <table:table-cell office:value-type="float" office:value="547" calcext:value-type="float">
            <text:p>547</text:p>
          </table:table-cell>
          <table:table-cell office:value-type="float" office:value="250" calcext:value-type="float">
            <text:p>250</text:p>
          </table:table-cell>
          <table:table-cell office:value-type="float" office:value="594" calcext:value-type="float">
            <text:p>594</text:p>
          </table:table-cell>
          <table:table-cell office:value-type="float" office:value="169" calcext:value-type="float">
            <text:p>169</text:p>
          </table:table-cell>
          <table:table-cell/>
          <table:table-cell table:formula="of:=PI()-ACOS(([.E36]-[.C36])/SQRT(([.E36]-[.C36])*([.E36]-[.C36])+([.D36]-[.B36])*([.D36]-[.B36])))" office:value-type="float" office:value="0.52576853398919" calcext:value-type="float">
            <text:p>0.525768534</text:p>
          </table:table-cell>
          <table:table-cell table:formula="of:=([.B36]+[.D36])/2-70*COS([.G36])" office:value-type="float" office:value="509.954305918292" calcext:value-type="float">
            <text:p>509.9543059183</text:p>
          </table:table-cell>
          <table:table-cell table:formula="of:=([.C36]+[.E36])/2+70*SIN([.G36])" office:value-type="float" office:value="244.631452121485" calcext:value-type="float">
            <text:p>244.6314521215</text:p>
          </table:table-cell>
        </table:table-row>
        <table:table-row table:style-name="ro1">
          <table:covered-table-cell/>
          <table:table-cell office:value-type="float" office:value="549" calcext:value-type="float">
            <text:p>549</text:p>
          </table:table-cell>
          <table:table-cell office:value-type="float" office:value="245" calcext:value-type="float">
            <text:p>245</text:p>
          </table:table-cell>
          <table:table-cell office:value-type="float" office:value="597" calcext:value-type="float">
            <text:p>597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37]-[.C37])/SQRT(([.E37]-[.C37])*([.E37]-[.C37])+([.D37]-[.B37])*([.D37]-[.B37])))" office:value-type="float" office:value="0.534955073786096" calcext:value-type="float">
            <text:p>0.5349550738</text:p>
          </table:table-cell>
          <table:table-cell table:formula="of:=([.B37]+[.D37])/2-70*COS([.G37])" office:value-type="float" office:value="512.779592645608" calcext:value-type="float">
            <text:p>512.7795926456</text:p>
          </table:table-cell>
          <table:table-cell table:formula="of:=([.C37]+[.E37])/2+70*SIN([.G37])" office:value-type="float" office:value="240.186167321121" calcext:value-type="float">
            <text:p>240.1861673211</text:p>
          </table:table-cell>
        </table:table-row>
        <table:table-row table:style-name="ro1">
          <table:covered-table-cell/>
          <table:table-cell office:value-type="float" office:value="553" calcext:value-type="float">
            <text:p>553</text:p>
          </table:table-cell>
          <table:table-cell office:value-type="float" office:value="238" calcext:value-type="float">
            <text:p>238</text:p>
          </table:table-cell>
          <table:table-cell office:value-type="float" office:value="598" calcext:value-type="float">
            <text:p>59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PI()-ACOS(([.E38]-[.C38])/SQRT(([.E38]-[.C38])*([.E38]-[.C38])+([.D38]-[.B38])*([.D38]-[.B38])))" office:value-type="float" office:value="0.501906443051993" calcext:value-type="float">
            <text:p>0.5019064431</text:p>
          </table:table-cell>
          <table:table-cell table:formula="of:=([.B38]+[.D38])/2-70*COS([.G38])" office:value-type="float" office:value="514.133312088831" calcext:value-type="float">
            <text:p>514.1333120888</text:p>
          </table:table-cell>
          <table:table-cell table:formula="of:=([.C38]+[.E38])/2+70*SIN([.G38])" office:value-type="float" office:value="230.676840926861" calcext:value-type="float">
            <text:p>230.6768409269</text:p>
          </table:table-cell>
        </table:table-row>
        <table:table-row table:style-name="ro1">
          <table:covered-table-cell/>
          <table:table-cell office:value-type="float" office:value="551" calcext:value-type="float">
            <text:p>551</text:p>
          </table:table-cell>
          <table:table-cell office:value-type="float" office:value="237" calcext:value-type="float">
            <text:p>237</text:p>
          </table:table-cell>
          <table:table-cell office:value-type="float" office:value="597" calcext:value-type="float">
            <text:p>597</text:p>
          </table:table-cell>
          <table:table-cell office:value-type="float" office:value="155" calcext:value-type="float">
            <text:p>155</text:p>
          </table:table-cell>
          <table:table-cell/>
          <table:table-cell table:formula="of:=PI()-ACOS(([.E39]-[.C39])/SQRT(([.E39]-[.C39])*([.E39]-[.C39])+([.D39]-[.B39])*([.D39]-[.B39])))" office:value-type="float" office:value="0.51123071227779" calcext:value-type="float">
            <text:p>0.5112307123</text:p>
          </table:table-cell>
          <table:table-cell table:formula="of:=([.B39]+[.D39])/2-70*COS([.G39])" office:value-type="float" office:value="512.949987122047" calcext:value-type="float">
            <text:p>512.949987122</text:p>
          </table:table-cell>
          <table:table-cell table:formula="of:=([.C39]+[.E39])/2+70*SIN([.G39])" office:value-type="float" office:value="230.247568199827" calcext:value-type="float">
            <text:p>230.2475681998</text:p>
          </table:table-cell>
        </table:table-row>
        <table:table-row table:style-name="ro1">
          <table:covered-table-cell/>
          <table:table-cell office:value-type="float" office:value="555" calcext:value-type="float">
            <text:p>555</text:p>
          </table:table-cell>
          <table:table-cell office:value-type="float" office:value="233" calcext:value-type="float">
            <text:p>233</text:p>
          </table:table-cell>
          <table:table-cell office:value-type="float" office:value="600" calcext:value-type="float">
            <text:p>600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PI()-ACOS(([.E40]-[.C40])/SQRT(([.E40]-[.C40])*([.E40]-[.C40])+([.D40]-[.B40])*([.D40]-[.B40])))" office:value-type="float" office:value="0.496810801503371" calcext:value-type="float">
            <text:p>0.4968108015</text:p>
          </table:table-cell>
          <table:table-cell table:formula="of:=([.B40]+[.D40])/2-70*COS([.G40])" office:value-type="float" office:value="515.962504430184" calcext:value-type="float">
            <text:p>515.9625044302</text:p>
          </table:table-cell>
          <table:table-cell table:formula="of:=([.C40]+[.E40])/2+70*SIN([.G40])" office:value-type="float" office:value="224.86370241737" calcext:value-type="float">
            <text:p>224.8637024174</text:p>
          </table:table-cell>
        </table:table-row>
        <table:table-row table:style-name="ro1">
          <table:covered-table-cell/>
          <table:table-cell office:value-type="float" office:value="548" calcext:value-type="float">
            <text:p>548</text:p>
          </table:table-cell>
          <table:table-cell office:value-type="float" office:value="244" calcext:value-type="float">
            <text:p>244</text:p>
          </table:table-cell>
          <table:table-cell office:value-type="float" office:value="595" calcext:value-type="float">
            <text:p>595</text:p>
          </table:table-cell>
          <table:table-cell office:value-type="float" office:value="164" calcext:value-type="float">
            <text:p>164</text:p>
          </table:table-cell>
          <table:table-cell/>
          <table:table-cell table:formula="of:=PI()-ACOS(([.E41]-[.C41])/SQRT(([.E41]-[.C41])*([.E41]-[.C41])+([.D41]-[.B41])*([.D41]-[.B41])))" office:value-type="float" office:value="0.531177619225764" calcext:value-type="float">
            <text:p>0.5311776192</text:p>
          </table:table-cell>
          <table:table-cell table:formula="of:=([.B41]+[.D41])/2-70*COS([.G41])" office:value-type="float" office:value="511.145219737599" calcext:value-type="float">
            <text:p>511.1452197376</text:p>
          </table:table-cell>
          <table:table-cell table:formula="of:=([.C41]+[.E41])/2+70*SIN([.G41])" office:value-type="float" office:value="239.458433404161" calcext:value-type="float">
            <text:p>239.4584334042</text:p>
          </table:table-cell>
        </table:table-row>
        <table:table-row table:style-name="ro1">
          <table:covered-table-cell/>
          <table:table-cell office:value-type="float" office:value="546" calcext:value-type="float">
            <text:p>546</text:p>
          </table:table-cell>
          <table:table-cell office:value-type="float" office:value="255" calcext:value-type="float">
            <text:p>255</text:p>
          </table:table-cell>
          <table:table-cell office:value-type="float" office:value="595" calcext:value-type="float">
            <text:p>595</text:p>
          </table:table-cell>
          <table:table-cell office:value-type="float" office:value="175" calcext:value-type="float">
            <text:p>175</text:p>
          </table:table-cell>
          <table:table-cell/>
          <table:table-cell table:formula="of:=PI()-ACOS(([.E42]-[.C42])/SQRT(([.E42]-[.C42])*([.E42]-[.C42])+([.D42]-[.B42])*([.D42]-[.B42])))" office:value-type="float" office:value="0.54956001352638" calcext:value-type="float">
            <text:p>0.5495600135</text:p>
          </table:table-cell>
          <table:table-cell table:formula="of:=([.B42]+[.D42])/2-70*COS([.G42])" office:value-type="float" office:value="510.807190960959" calcext:value-type="float">
            <text:p>510.807190961</text:p>
          </table:table-cell>
          <table:table-cell table:formula="of:=([.C42]+[.E42])/2+70*SIN([.G42])" office:value-type="float" office:value="251.561845536413" calcext:value-type="float">
            <text:p>251.5618455364</text:p>
          </table:table-cell>
        </table:table-row>
        <table:table-row table:style-name="ro1">
          <table:covered-table-cell/>
          <table:table-cell office:value-type="float" office:value="544" calcext:value-type="float">
            <text:p>544</text:p>
          </table:table-cell>
          <table:table-cell office:value-type="float" office:value="260" calcext:value-type="float">
            <text:p>260</text:p>
          </table:table-cell>
          <table:table-cell office:value-type="float" office:value="593" calcext:value-type="float">
            <text:p>593</text:p>
          </table:table-cell>
          <table:table-cell office:value-type="float" office:value="181" calcext:value-type="float">
            <text:p>181</text:p>
          </table:table-cell>
          <table:table-cell/>
          <table:table-cell table:formula="of:=PI()-ACOS(([.E43]-[.C43])/SQRT(([.E43]-[.C43])*([.E43]-[.C43])+([.D43]-[.B43])*([.D43]-[.B43])))" office:value-type="float" office:value="0.555178576120605" calcext:value-type="float">
            <text:p>0.5551785761</text:p>
          </table:table-cell>
          <table:table-cell table:formula="of:=([.B43]+[.D43])/2-70*COS([.G43])" office:value-type="float" office:value="509.013557093999" calcext:value-type="float">
            <text:p>509.013557094</text:p>
          </table:table-cell>
          <table:table-cell table:formula="of:=([.C43]+[.E43])/2+70*SIN([.G43])" office:value-type="float" office:value="257.396654460684" calcext:value-type="float">
            <text:p>257.396654460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0">
            <text:p>Slight right:</text:p>
          </table:table-cell>
          <table:table-cell office:value-type="float" office:value="594" calcext:value-type="float">
            <text:p>594</text:p>
          </table:table-cell>
          <table:table-cell office:value-type="float" office:value="-172" calcext:value-type="float">
            <text:p>-172</text:p>
          </table:table-cell>
          <table:table-cell office:value-type="float" office:value="540" calcext:value-type="float">
            <text:p>540</text:p>
          </table:table-cell>
          <table:table-cell office:value-type="float" office:value="-252" calcext:value-type="float">
            <text:p>-252</text:p>
          </table:table-cell>
          <table:table-cell/>
          <table:table-cell table:formula="of:=-ACOS(([.C45]-[.E45])/SQRT(([.C45]-[.E45])*([.C45]-[.E45])+([.B45]-[.D45])*([.B45]-[.D45])))" office:value-type="float" office:value="-0.593749666710771" calcext:value-type="float">
            <text:p>-0.5937496667</text:p>
          </table:table-cell>
          <table:table-cell table:formula="of:=([.D45]+[.B45])/2-70*COS([.G45])" office:value-type="float" office:value="508.980592814705" calcext:value-type="float">
            <text:p>508.9805928147</text:p>
          </table:table-cell>
          <table:table-cell table:formula="of:=([.E45]+[.C45])/2+70*SIN([.G45])" office:value-type="float" office:value="-251.163099850074" calcext:value-type="float">
            <text:p>-251.1630998501</text:p>
          </table:table-cell>
        </table:table-row>
        <table:table-row table:style-name="ro1">
          <table:covered-table-cell/>
          <table:table-cell office:value-type="float" office:value="601" calcext:value-type="float">
            <text:p>601</text:p>
          </table:table-cell>
          <table:table-cell office:value-type="float" office:value="-155" calcext:value-type="float">
            <text:p>-155</text:p>
          </table:table-cell>
          <table:table-cell office:value-type="float" office:value="548" calcext:value-type="float">
            <text:p>548</text:p>
          </table:table-cell>
          <table:table-cell office:value-type="float" office:value="-236" calcext:value-type="float">
            <text:p>-236</text:p>
          </table:table-cell>
          <table:table-cell/>
          <table:table-cell table:formula="of:=-ACOS(([.C46]-[.E46])/SQRT(([.C46]-[.E46])*([.C46]-[.E46])+([.B46]-[.D46])*([.B46]-[.D46])))" office:value-type="float" office:value="-0.579406826721617" calcext:value-type="float">
            <text:p>-0.5794068267</text:p>
          </table:table-cell>
          <table:table-cell table:formula="of:=([.D46]+[.B46])/2-70*COS([.G46])" office:value-type="float" office:value="515.924869687367" calcext:value-type="float">
            <text:p>515.9248696874</text:p>
          </table:table-cell>
          <table:table-cell table:formula="of:=([.E46]+[.C46])/2+70*SIN([.G46])" office:value-type="float" office:value="-233.826937118143" calcext:value-type="float">
            <text:p>-233.8269371181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81" calcext:value-type="float">
            <text:p>-181</text:p>
          </table:table-cell>
          <table:table-cell office:value-type="float" office:value="548" calcext:value-type="float">
            <text:p>548</text:p>
          </table:table-cell>
          <table:table-cell office:value-type="float" office:value="-261" calcext:value-type="float">
            <text:p>-261</text:p>
          </table:table-cell>
          <table:table-cell/>
          <table:table-cell table:formula="of:=-ACOS(([.C47]-[.E47])/SQRT(([.C47]-[.E47])*([.C47]-[.E47])+([.B47]-[.D47])*([.B47]-[.D47])))" office:value-type="float" office:value="-0.512389460310738" calcext:value-type="float">
            <text:p>-0.5123894603</text:p>
          </table:table-cell>
          <table:table-cell table:formula="of:=([.D47]+[.B47])/2-70*COS([.G47])" office:value-type="float" office:value="509.489712401282" calcext:value-type="float">
            <text:p>509.4897124013</text:p>
          </table:table-cell>
          <table:table-cell table:formula="of:=([.E47]+[.C47])/2+70*SIN([.G47])" office:value-type="float" office:value="-255.318286774279" calcext:value-type="float">
            <text:p>-255.3182867743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4" calcext:value-type="float">
            <text:p>-184</text:p>
          </table:table-cell>
          <table:table-cell office:value-type="float" office:value="545" calcext:value-type="float">
            <text:p>545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48]-[.E48])/SQRT(([.C48]-[.E48])*([.C48]-[.E48])+([.B48]-[.D48])*([.B48]-[.D48])))" office:value-type="float" office:value="-0.532843887619389" calcext:value-type="float">
            <text:p>-0.5328438876</text:p>
          </table:table-cell>
          <table:table-cell table:formula="of:=([.D48]+[.B48])/2-70*COS([.G48])" office:value-type="float" office:value="507.704386763134" calcext:value-type="float">
            <text:p>507.7043867631</text:p>
          </table:table-cell>
          <table:table-cell table:formula="of:=([.E48]+[.C48])/2+70*SIN([.G48])" office:value-type="float" office:value="-258.558951396101" calcext:value-type="float">
            <text:p>-258.5589513961</text:p>
          </table:table-cell>
        </table:table-row>
        <table:table-row table:style-name="ro1">
          <table:covered-table-cell/>
          <table:table-cell office:value-type="float" office:value="599" calcext:value-type="float">
            <text:p>599</text:p>
          </table:table-cell>
          <table:table-cell office:value-type="float" office:value="-168" calcext:value-type="float">
            <text:p>-168</text:p>
          </table:table-cell>
          <table:table-cell office:value-type="float" office:value="546" calcext:value-type="float">
            <text:p>546</text:p>
          </table:table-cell>
          <table:table-cell office:value-type="float" office:value="-277" calcext:value-type="float">
            <text:p>-277</text:p>
          </table:table-cell>
          <table:table-cell/>
          <table:table-cell table:formula="of:=-ACOS(([.C49]-[.E49])/SQRT(([.C49]-[.E49])*([.C49]-[.E49])+([.B49]-[.D49])*([.B49]-[.D49])))" office:value-type="float" office:value="-0.452577950470699" calcext:value-type="float">
            <text:p>-0.4525779505</text:p>
          </table:table-cell>
          <table:table-cell table:formula="of:=([.D49]+[.B49])/2-70*COS([.G49])" office:value-type="float" office:value="509.547404568093" calcext:value-type="float">
            <text:p>509.5474045681</text:p>
          </table:table-cell>
          <table:table-cell table:formula="of:=([.E49]+[.C49])/2+70*SIN([.G49])" office:value-type="float" office:value="-253.109977595331" calcext:value-type="float">
            <text:p>-253.1099775953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7" calcext:value-type="float">
            <text:p>-177</text:p>
          </table:table-cell>
          <table:table-cell office:value-type="float" office:value="540" calcext:value-type="float">
            <text:p>540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50]-[.E50])/SQRT(([.C50]-[.E50])*([.C50]-[.E50])+([.B50]-[.D50])*([.B50]-[.D50])))" office:value-type="float" office:value="-0.616648060977147" calcext:value-type="float">
            <text:p>-0.616648061</text:p>
          </table:table-cell>
          <table:table-cell table:formula="of:=([.D50]+[.B50])/2-70*COS([.G50])" office:value-type="float" office:value="510.8924967301" calcext:value-type="float">
            <text:p>510.8924967301</text:p>
          </table:table-cell>
          <table:table-cell table:formula="of:=([.E50]+[.C50])/2+70*SIN([.G50])" office:value-type="float" office:value="-256.981268140689" calcext:value-type="float">
            <text:p>-256.9812681407</text:p>
          </table:table-cell>
        </table:table-row>
        <table:table-row table:style-name="ro1">
          <table:covered-table-cell/>
          <table:table-cell office:value-type="float" office:value="592" calcext:value-type="float">
            <text:p>592</text:p>
          </table:table-cell>
          <table:table-cell office:value-type="float" office:value="-184" calcext:value-type="float">
            <text:p>-184</text:p>
          </table:table-cell>
          <table:table-cell office:value-type="float" office:value="548" calcext:value-type="float">
            <text:p>548</text:p>
          </table:table-cell>
          <table:table-cell office:value-type="float" office:value="-262" calcext:value-type="float">
            <text:p>-262</text:p>
          </table:table-cell>
          <table:table-cell/>
          <table:table-cell table:formula="of:=-ACOS(([.C51]-[.E51])/SQRT(([.C51]-[.E51])*([.C51]-[.E51])+([.B51]-[.D51])*([.B51]-[.D51])))" office:value-type="float" office:value="-0.513606004722749" calcext:value-type="float">
            <text:p>-0.5136060047</text:p>
          </table:table-cell>
          <table:table-cell table:formula="of:=([.D51]+[.B51])/2-70*COS([.G51])" office:value-type="float" office:value="509.031507257995" calcext:value-type="float">
            <text:p>509.031507258</text:p>
          </table:table-cell>
          <table:table-cell table:formula="of:=([.E51]+[.C51])/2+70*SIN([.G51])" office:value-type="float" office:value="-257.392483085234" calcext:value-type="float">
            <text:p>-257.3924830852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7" calcext:value-type="float">
            <text:p>-177</text:p>
          </table:table-cell>
          <table:table-cell office:value-type="float" office:value="539" calcext:value-type="float">
            <text:p>539</text:p>
          </table:table-cell>
          <table:table-cell office:value-type="float" office:value="-256" calcext:value-type="float">
            <text:p>-256</text:p>
          </table:table-cell>
          <table:table-cell/>
          <table:table-cell table:formula="of:=-ACOS(([.C52]-[.E52])/SQRT(([.C52]-[.E52])*([.C52]-[.E52])+([.B52]-[.D52])*([.B52]-[.D52])))" office:value-type="float" office:value="-0.608172778447729" calcext:value-type="float">
            <text:p>-0.6081727784</text:p>
          </table:table-cell>
          <table:table-cell table:formula="of:=([.D52]+[.B52])/2-70*COS([.G52])" office:value-type="float" office:value="509.051461668351" calcext:value-type="float">
            <text:p>509.0514616684</text:p>
          </table:table-cell>
          <table:table-cell table:formula="of:=([.E52]+[.C52])/2+70*SIN([.G52])" office:value-type="float" office:value="-256.495817825831" calcext:value-type="float">
            <text:p>-256.4958178258</text:p>
          </table:table-cell>
        </table:table-row>
        <table:table-row table:style-name="ro1">
          <table:covered-table-cell/>
          <table:table-cell office:value-type="float" office:value="515" calcext:value-type="float">
            <text:p>515</text:p>
          </table:table-cell>
          <table:table-cell office:value-type="float" office:value="-179" calcext:value-type="float">
            <text:p>-179</text:p>
          </table:table-cell>
          <table:table-cell office:value-type="float" office:value="541" calcext:value-type="float">
            <text:p>541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53]-[.E53])/SQRT(([.C53]-[.E53])*([.C53]-[.E53])+([.B53]-[.D53])*([.B53]-[.D53])))" office:value-type="float" office:value="-0.314231899084338" calcext:value-type="float">
            <text:p>-0.3142318991</text:p>
          </table:table-cell>
          <table:table-cell table:formula="of:=([.D53]+[.B53])/2-70*COS([.G53])" office:value-type="float" office:value="461.427615188834" calcext:value-type="float">
            <text:p>461.4276151888</text:p>
          </table:table-cell>
          <table:table-cell table:formula="of:=([.E53]+[.C53])/2+70*SIN([.G53])" office:value-type="float" office:value="-240.636025063629" calcext:value-type="float">
            <text:p>-240.6360250636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93" calcext:value-type="float">
            <text:p>-193</text:p>
          </table:table-cell>
          <table:table-cell office:value-type="float" office:value="533" calcext:value-type="float">
            <text:p>533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-ACOS(([.C54]-[.E54])/SQRT(([.C54]-[.E54])*([.C54]-[.E54])+([.B54]-[.D54])*([.B54]-[.D54])))" office:value-type="float" office:value="-0.637238142665617" calcext:value-type="float">
            <text:p>-0.6372381427</text:p>
          </table:table-cell>
          <table:table-cell table:formula="of:=([.D54]+[.B54])/2-70*COS([.G54])" office:value-type="float" office:value="505.238055431539" calcext:value-type="float">
            <text:p>505.2380554315</text:p>
          </table:table-cell>
          <table:table-cell table:formula="of:=([.E54]+[.C54])/2+70*SIN([.G54])" office:value-type="float" office:value="-273.148452472757" calcext:value-type="float">
            <text:p>-273.1484524728</text:p>
          </table:table-cell>
        </table:table-row>
        <table:table-row table:style-name="ro1">
          <table:covered-table-cell/>
          <table:table-cell office:value-type="float" office:value="594" calcext:value-type="float">
            <text:p>594</text:p>
          </table:table-cell>
          <table:table-cell office:value-type="float" office:value="-173" calcext:value-type="float">
            <text:p>-173</text:p>
          </table:table-cell>
          <table:table-cell office:value-type="float" office:value="540" calcext:value-type="float">
            <text:p>540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55]-[.E55])/SQRT(([.C55]-[.E55])*([.C55]-[.E55])+([.B55]-[.D55])*([.B55]-[.D55])))" office:value-type="float" office:value="-0.593749666710771" calcext:value-type="float">
            <text:p>-0.5937496667</text:p>
          </table:table-cell>
          <table:table-cell table:formula="of:=([.D55]+[.B55])/2-70*COS([.G55])" office:value-type="float" office:value="508.980592814705" calcext:value-type="float">
            <text:p>508.9805928147</text:p>
          </table:table-cell>
          <table:table-cell table:formula="of:=([.E55]+[.C55])/2+70*SIN([.G55])" office:value-type="float" office:value="-252.163099850074" calcext:value-type="float">
            <text:p>-252.1630998501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5" calcext:value-type="float">
            <text:p>545</text:p>
          </table:table-cell>
          <table:table-cell office:value-type="float" office:value="-244" calcext:value-type="float">
            <text:p>-244</text:p>
          </table:table-cell>
          <table:table-cell/>
          <table:table-cell table:formula="of:=-ACOS(([.C56]-[.E56])/SQRT(([.C56]-[.E56])*([.C56]-[.E56])+([.B56]-[.D56])*([.B56]-[.D56])))" office:value-type="float" office:value="-0.585112438184427" calcext:value-type="float">
            <text:p>-0.5851124382</text:p>
          </table:table-cell>
          <table:table-cell table:formula="of:=([.D56]+[.B56])/2-70*COS([.G56])" office:value-type="float" office:value="513.14450053752" calcext:value-type="float">
            <text:p>513.1445005375</text:p>
          </table:table-cell>
          <table:table-cell table:formula="of:=([.E56]+[.C56])/2+70*SIN([.G56])" office:value-type="float" office:value="-242.660518393893" calcext:value-type="float">
            <text:p>-242.6605183939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5" calcext:value-type="float">
            <text:p>-175</text:p>
          </table:table-cell>
          <table:table-cell office:value-type="float" office:value="542" calcext:value-type="float">
            <text:p>542</text:p>
          </table:table-cell>
          <table:table-cell office:value-type="float" office:value="-254" calcext:value-type="float">
            <text:p>-254</text:p>
          </table:table-cell>
          <table:table-cell/>
          <table:table-cell table:formula="of:=-ACOS(([.C57]-[.E57])/SQRT(([.C57]-[.E57])*([.C57]-[.E57])+([.B57]-[.D57])*([.B57]-[.D57])))" office:value-type="float" office:value="-0.599596286969018" calcext:value-type="float">
            <text:p>-0.599596287</text:p>
          </table:table-cell>
          <table:table-cell table:formula="of:=([.D57]+[.B57])/2-70*COS([.G57])" office:value-type="float" office:value="511.210554918135" calcext:value-type="float">
            <text:p>511.2105549181</text:p>
          </table:table-cell>
          <table:table-cell table:formula="of:=([.E57]+[.C57])/2+70*SIN([.G57])" office:value-type="float" office:value="-254.001646005326" calcext:value-type="float">
            <text:p>-254.0016460053</text:p>
          </table:table-cell>
        </table:table-row>
        <table:table-row table:style-name="ro1">
          <table:covered-table-cell/>
          <table:table-cell office:value-type="float" office:value="591" calcext:value-type="float">
            <text:p>591</text:p>
          </table:table-cell>
          <table:table-cell office:value-type="float" office:value="-188" calcext:value-type="float">
            <text:p>-188</text:p>
          </table:table-cell>
          <table:table-cell office:value-type="float" office:value="535" calcext:value-type="float">
            <text:p>535</text:p>
          </table:table-cell>
          <table:table-cell office:value-type="float" office:value="-266" calcext:value-type="float">
            <text:p>-266</text:p>
          </table:table-cell>
          <table:table-cell/>
          <table:table-cell table:formula="of:=-ACOS(([.C58]-[.E58])/SQRT(([.C58]-[.E58])*([.C58]-[.E58])+([.B58]-[.D58])*([.B58]-[.D58])))" office:value-type="float" office:value="-0.622670788757067" calcext:value-type="float">
            <text:p>-0.6226707888</text:p>
          </table:table-cell>
          <table:table-cell table:formula="of:=([.D58]+[.B58])/2-70*COS([.G58])" office:value-type="float" office:value="506.137338648589" calcext:value-type="float">
            <text:p>506.1373386486</text:p>
          </table:table-cell>
          <table:table-cell table:formula="of:=([.E58]+[.C58])/2+70*SIN([.G58])" office:value-type="float" office:value="-267.824474816398" calcext:value-type="float">
            <text:p>-267.8244748164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4" calcext:value-type="float">
            <text:p>-174</text:p>
          </table:table-cell>
          <table:table-cell office:value-type="float" office:value="540" calcext:value-type="float">
            <text:p>540</text:p>
          </table:table-cell>
          <table:table-cell office:value-type="float" office:value="-255" calcext:value-type="float">
            <text:p>-255</text:p>
          </table:table-cell>
          <table:table-cell/>
          <table:table-cell table:formula="of:=-ACOS(([.C59]-[.E59])/SQRT(([.C59]-[.E59])*([.C59]-[.E59])+([.B59]-[.D59])*([.B59]-[.D59])))" office:value-type="float" office:value="-0.604902402935413" calcext:value-type="float">
            <text:p>-0.6049024029</text:p>
          </table:table-cell>
          <table:table-cell table:formula="of:=([.D59]+[.B59])/2-70*COS([.G59])" office:value-type="float" office:value="510.42096777431" calcext:value-type="float">
            <text:p>510.4209677743</text:p>
          </table:table-cell>
          <table:table-cell table:formula="of:=([.E59]+[.C59])/2+70*SIN([.G59])" office:value-type="float" office:value="-254.307725983193" calcext:value-type="float">
            <text:p>-254.3077259832</text:p>
          </table:table-cell>
        </table:table-row>
        <table:table-row table:style-name="ro1">
          <table:covered-table-cell/>
          <table:table-cell office:value-type="float" office:value="593" calcext:value-type="float">
            <text:p>593</text:p>
          </table:table-cell>
          <table:table-cell office:value-type="float" office:value="-173" calcext:value-type="float">
            <text:p>-173</text:p>
          </table:table-cell>
          <table:table-cell office:value-type="float" office:value="539" calcext:value-type="float">
            <text:p>539</text:p>
          </table:table-cell>
          <table:table-cell office:value-type="float" office:value="-253" calcext:value-type="float">
            <text:p>-253</text:p>
          </table:table-cell>
          <table:table-cell/>
          <table:table-cell table:formula="of:=-ACOS(([.C60]-[.E60])/SQRT(([.C60]-[.E60])*([.C60]-[.E60])+([.B60]-[.D60])*([.B60]-[.D60])))" office:value-type="float" office:value="-0.593749666710771" calcext:value-type="float">
            <text:p>-0.5937496667</text:p>
          </table:table-cell>
          <table:table-cell table:formula="of:=([.D60]+[.B60])/2-70*COS([.G60])" office:value-type="float" office:value="507.980592814705" calcext:value-type="float">
            <text:p>507.9805928147</text:p>
          </table:table-cell>
          <table:table-cell table:formula="of:=([.E60]+[.C60])/2+70*SIN([.G60])" office:value-type="float" office:value="-252.163099850074" calcext:value-type="float">
            <text:p>-252.1630998501</text:p>
          </table:table-cell>
        </table:table-row>
        <table:table-row table:style-name="ro1">
          <table:covered-table-cell/>
          <table:table-cell office:value-type="float" office:value="596" calcext:value-type="float">
            <text:p>596</text:p>
          </table:table-cell>
          <table:table-cell office:value-type="float" office:value="-179" calcext:value-type="float">
            <text:p>-179</text:p>
          </table:table-cell>
          <table:table-cell office:value-type="float" office:value="540" calcext:value-type="float">
            <text:p>540</text:p>
          </table:table-cell>
          <table:table-cell office:value-type="float" office:value="-258" calcext:value-type="float">
            <text:p>-258</text:p>
          </table:table-cell>
          <table:table-cell/>
          <table:table-cell table:formula="of:=-ACOS(([.C61]-[.E61])/SQRT(([.C61]-[.E61])*([.C61]-[.E61])+([.B61]-[.D61])*([.B61]-[.D61])))" office:value-type="float" office:value="-0.616648060977147" calcext:value-type="float">
            <text:p>-0.616648061</text:p>
          </table:table-cell>
          <table:table-cell table:formula="of:=([.D61]+[.B61])/2-70*COS([.G61])" office:value-type="float" office:value="510.8924967301" calcext:value-type="float">
            <text:p>510.8924967301</text:p>
          </table:table-cell>
          <table:table-cell table:formula="of:=([.E61]+[.C61])/2+70*SIN([.G61])" office:value-type="float" office:value="-258.981268140689" calcext:value-type="float">
            <text:p>-258.9812681407</text:p>
          </table:table-cell>
        </table:table-row>
        <table:table-row table:style-name="ro1">
          <table:covered-table-cell/>
          <table:table-cell office:value-type="float" office:value="590" calcext:value-type="float">
            <text:p>590</text:p>
          </table:table-cell>
          <table:table-cell office:value-type="float" office:value="-180" calcext:value-type="float">
            <text:p>-180</text:p>
          </table:table-cell>
          <table:table-cell office:value-type="float" office:value="538" calcext:value-type="float">
            <text:p>538</text:p>
          </table:table-cell>
          <table:table-cell office:value-type="float" office:value="-259" calcext:value-type="float">
            <text:p>-259</text:p>
          </table:table-cell>
          <table:table-cell/>
          <table:table-cell table:formula="of:=-ACOS(([.C62]-[.E62])/SQRT(([.C62]-[.E62])*([.C62]-[.E62])+([.B62]-[.D62])*([.B62]-[.D62])))" office:value-type="float" office:value="-0.582137568158944" calcext:value-type="float">
            <text:p>-0.5821375682</text:p>
          </table:table-cell>
          <table:table-cell table:formula="of:=([.D62]+[.B62])/2-70*COS([.G62])" office:value-type="float" office:value="505.529748908384" calcext:value-type="float">
            <text:p>505.5297489084</text:p>
          </table:table-cell>
          <table:table-cell table:formula="of:=([.E62]+[.C62])/2+70*SIN([.G62])" office:value-type="float" office:value="-257.986747553975" calcext:value-type="float">
            <text:p>-257.986747554</text:p>
          </table:table-cell>
        </table:table-row>
        <table:table-row table:style-name="ro1">
          <table:covered-table-cell/>
          <table:table-cell office:value-type="float" office:value="598" calcext:value-type="float">
            <text:p>598</text:p>
          </table:table-cell>
          <table:table-cell office:value-type="float" office:value="-164" calcext:value-type="float">
            <text:p>-164</text:p>
          </table:table-cell>
          <table:table-cell office:value-type="float" office:value="544" calcext:value-type="float">
            <text:p>544</text:p>
          </table:table-cell>
          <table:table-cell office:value-type="float" office:value="-245" calcext:value-type="float">
            <text:p>-245</text:p>
          </table:table-cell>
          <table:table-cell/>
          <table:table-cell table:formula="of:=-ACOS(([.C63]-[.E63])/SQRT(([.C63]-[.E63])*([.C63]-[.E63])+([.B63]-[.D63])*([.B63]-[.D63])))" office:value-type="float" office:value="-0.588002603547568" calcext:value-type="float">
            <text:p>-0.5880026035</text:p>
          </table:table-cell>
          <table:table-cell table:formula="of:=([.D63]+[.B63])/2-70*COS([.G63])" office:value-type="float" office:value="512.756479396351" calcext:value-type="float">
            <text:p>512.7564793964</text:p>
          </table:table-cell>
          <table:table-cell table:formula="of:=([.E63]+[.C63])/2+70*SIN([.G63])" office:value-type="float" office:value="-243.329013735766" calcext:value-type="float">
            <text:p>-243.3290137358</text:p>
          </table:table-cell>
        </table:table-row>
        <table:table-row table:style-name="ro1">
          <table:covered-table-cell/>
          <table:table-cell office:value-type="float" office:value="589" calcext:value-type="float">
            <text:p>589</text:p>
          </table:table-cell>
          <table:table-cell office:value-type="float" office:value="-197" calcext:value-type="float">
            <text:p>-197</text:p>
          </table:table-cell>
          <table:table-cell office:value-type="float" office:value="532" calcext:value-type="float">
            <text:p>532</text:p>
          </table:table-cell>
          <table:table-cell office:value-type="float" office:value="-273" calcext:value-type="float">
            <text:p>-273</text:p>
          </table:table-cell>
          <table:table-cell/>
          <table:table-cell table:formula="of:=-ACOS(([.C64]-[.E64])/SQRT(([.C64]-[.E64])*([.C64]-[.E64])+([.B64]-[.D64])*([.B64]-[.D64])))" office:value-type="float" office:value="-0.643501108793284" calcext:value-type="float">
            <text:p>-0.6435011088</text:p>
          </table:table-cell>
          <table:table-cell table:formula="of:=([.D64]+[.B64])/2-70*COS([.G64])" office:value-type="float" office:value="504.5" calcext:value-type="float">
            <text:p>504.5</text:p>
          </table:table-cell>
          <table:table-cell table:formula="of:=([.E64]+[.C64])/2+70*SIN([.G64])" office:value-type="float" office:value="-277" calcext:value-type="float">
            <text:p>-27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1">
            <text:p>Left:</text:p>
          </table:table-cell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66]-[.C66])/SQRT(([.E66]-[.C66])*([.E66]-[.C66])+([.D66]-[.B66])*([.D66]-[.B66])))" office:value-type="float" office:value="1.65308431656958" calcext:value-type="float">
            <text:p>1.6530843166</text:p>
          </table:table-cell>
          <table:table-cell table:formula="of:=([.B66]+[.D66])/2-70*COS([.G66])" office:value-type="float" office:value="155.253660844275" calcext:value-type="float">
            <text:p>155.2536608443</text:p>
          </table:table-cell>
          <table:table-cell table:formula="of:=([.C66]+[.E66])/2+70*SIN([.G66])" office:value-type="float" office:value="385.763137736838" calcext:value-type="float">
            <text:p>385.7631377368</text:p>
          </table:table-cell>
        </table:table-row>
        <table:table-row table:style-name="ro1">
          <table:covered-table-cell/>
          <table:table-cell office:value-type="float" office:value="96" calcext:value-type="float">
            <text:p>96</text:p>
          </table:table-cell>
          <table:table-cell office:value-type="float" office:value="315" calcext:value-type="float">
            <text:p>315</text:p>
          </table:table-cell>
          <table:table-cell office:value-type="float" office:value="191" calcext:value-type="float">
            <text:p>191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PI()-ACOS(([.E67]-[.C67])/SQRT(([.E67]-[.C67])*([.E67]-[.C67])+([.D67]-[.B67])*([.D67]-[.B67])))" office:value-type="float" office:value="1.68607245276585" calcext:value-type="float">
            <text:p>1.6860724528</text:p>
          </table:table-cell>
          <table:table-cell table:formula="of:=([.B67]+[.D67])/2-70*COS([.G67])" office:value-type="float" office:value="151.551469028055" calcext:value-type="float">
            <text:p>151.5514690281</text:p>
          </table:table-cell>
          <table:table-cell table:formula="of:=([.C67]+[.E67])/2+70*SIN([.G67])" office:value-type="float" office:value="390.035414333203" calcext:value-type="float">
            <text:p>390.0354143332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3" calcext:value-type="float">
            <text:p>313</text:p>
          </table:table-cell>
          <table:table-cell office:value-type="float" office:value="197" calcext:value-type="float">
            <text:p>197</text:p>
          </table:table-cell>
          <table:table-cell office:value-type="float" office:value="322" calcext:value-type="float">
            <text:p>322</text:p>
          </table:table-cell>
          <table:table-cell/>
          <table:table-cell table:formula="of:=PI()-ACOS(([.E68]-[.C68])/SQRT(([.E68]-[.C68])*([.E68]-[.C68])+([.D68]-[.B68])*([.D68]-[.B68])))" office:value-type="float" office:value="1.66427310795349" calcext:value-type="float">
            <text:p>1.664273108</text:p>
          </table:table-cell>
          <table:table-cell table:formula="of:=([.B68]+[.D68])/2-70*COS([.G68])" office:value-type="float" office:value="155.533849608514" calcext:value-type="float">
            <text:p>155.5338496085</text:p>
          </table:table-cell>
          <table:table-cell table:formula="of:=([.C68]+[.E68])/2+70*SIN([.G68])" office:value-type="float" office:value="387.19439582415" calcext:value-type="float">
            <text:p>387.1943958242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69]-[.C69])/SQRT(([.E69]-[.C69])*([.E69]-[.C69])+([.D69]-[.B69])*([.D69]-[.B69])))" office:value-type="float" office:value="1.66427310795349" calcext:value-type="float">
            <text:p>1.664273108</text:p>
          </table:table-cell>
          <table:table-cell table:formula="of:=([.B69]+[.D69])/2-70*COS([.G69])" office:value-type="float" office:value="159.533849608514" calcext:value-type="float">
            <text:p>159.5338496085</text:p>
          </table:table-cell>
          <table:table-cell table:formula="of:=([.C69]+[.E69])/2+70*SIN([.G69])" office:value-type="float" office:value="385.19439582415" calcext:value-type="float">
            <text:p>385.1943958242</text:p>
          </table:table-cell>
        </table:table-row>
        <table:table-row table:style-name="ro1">
          <table:covered-table-cell/>
          <table:table-cell office:value-type="float" office:value="97" calcext:value-type="float">
            <text:p>97</text:p>
          </table:table-cell>
          <table:table-cell office:value-type="float" office:value="309" calcext:value-type="float">
            <text:p>309</text:p>
          </table:table-cell>
          <table:table-cell office:value-type="float" office:value="203" calcext:value-type="float">
            <text:p>203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70]-[.C70])/SQRT(([.E70]-[.C70])*([.E70]-[.C70])+([.D70]-[.B70])*([.D70]-[.B70])))" office:value-type="float" office:value="1.63673831657617" calcext:value-type="float">
            <text:p>1.6367383166</text:p>
          </table:table-cell>
          <table:table-cell table:formula="of:=([.B70]+[.D70])/2-70*COS([.G70])" office:value-type="float" office:value="154.612594728403" calcext:value-type="float">
            <text:p>154.6125947284</text:p>
          </table:table-cell>
          <table:table-cell table:formula="of:=([.C70]+[.E70])/2+70*SIN([.G70])" office:value-type="float" office:value="382.347863030099" calcext:value-type="float">
            <text:p>382.3478630301</text:p>
          </table:table-cell>
        </table:table-row>
        <table:table-row table:style-name="ro1">
          <table:covered-table-cell/>
          <table:table-cell office:value-type="float" office:value="95" calcext:value-type="float">
            <text:p>95</text:p>
          </table:table-cell>
          <table:table-cell office:value-type="float" office:value="316" calcext:value-type="float">
            <text:p>316</text:p>
          </table:table-cell>
          <table:table-cell office:value-type="float" office:value="191" calcext:value-type="float">
            <text:p>191</text:p>
          </table:table-cell>
          <table:table-cell office:value-type="float" office:value="327" calcext:value-type="float">
            <text:p>327</text:p>
          </table:table-cell>
          <table:table-cell/>
          <table:table-cell table:formula="of:=PI()-ACOS(([.E71]-[.C71])/SQRT(([.E71]-[.C71])*([.E71]-[.C71])+([.D71]-[.B71])*([.D71]-[.B71])))" office:value-type="float" office:value="1.68488210596306" calcext:value-type="float">
            <text:p>1.684882106</text:p>
          </table:table-cell>
          <table:table-cell table:formula="of:=([.B71]+[.D71])/2-70*COS([.G71])" office:value-type="float" office:value="150.968692085304" calcext:value-type="float">
            <text:p>150.9686920853</text:p>
          </table:table-cell>
          <table:table-cell table:formula="of:=([.C71]+[.E71])/2+70*SIN([.G71])" office:value-type="float" office:value="391.04494910811" calcext:value-type="float">
            <text:p>391.0449491081</text:p>
          </table:table-cell>
        </table:table-row>
        <table:table-row table:style-name="ro1">
          <table:covered-table-cell/>
          <table:table-cell office:value-type="float" office:value="105" calcext:value-type="float">
            <text:p>105</text:p>
          </table:table-cell>
          <table:table-cell office:value-type="float" office:value="311" calcext:value-type="float">
            <text:p>311</text:p>
          </table:table-cell>
          <table:table-cell office:value-type="float" office:value="200" calcext:value-type="float">
            <text:p>200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PI()-ACOS(([.E72]-[.C72])/SQRT(([.E72]-[.C72])*([.E72]-[.C72])+([.D72]-[.B72])*([.D72]-[.B72])))" office:value-type="float" office:value="1.64434761728344" calcext:value-type="float">
            <text:p>1.6443476173</text:p>
          </table:table-cell>
          <table:table-cell table:formula="of:=([.B72]+[.D72])/2-70*COS([.G72])" office:value-type="float" office:value="157.6439494556" calcext:value-type="float">
            <text:p>157.6439494556</text:p>
          </table:table-cell>
          <table:table-cell table:formula="of:=([.C72]+[.E72])/2+70*SIN([.G72])" office:value-type="float" office:value="384.310742611709" calcext:value-type="float">
            <text:p>384.3107426117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4" calcext:value-type="float">
            <text:p>314</text:p>
          </table:table-cell>
          <table:table-cell office:value-type="float" office:value="193" calcext:value-type="float">
            <text:p>193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73]-[.C73])/SQRT(([.E73]-[.C73])*([.E73]-[.C73])+([.D73]-[.B73])*([.D73]-[.B73])))" office:value-type="float" office:value="1.66525126218994" calcext:value-type="float">
            <text:p>1.6652512622</text:p>
          </table:table-cell>
          <table:table-cell table:formula="of:=([.B73]+[.D73])/2-70*COS([.G73])" office:value-type="float" office:value="152.102018340429" calcext:value-type="float">
            <text:p>152.1020183404</text:p>
          </table:table-cell>
          <table:table-cell table:formula="of:=([.C73]+[.E73])/2+70*SIN([.G73])" office:value-type="float" office:value="388.187971371196" calcext:value-type="float">
            <text:p>388.1879713712</text:p>
          </table:table-cell>
        </table:table-row>
        <table:table-row table:style-name="ro1">
          <table:covered-table-cell/>
          <table:table-cell office:value-type="float" office:value="101" calcext:value-type="float">
            <text:p>101</text:p>
          </table:table-cell>
          <table:table-cell office:value-type="float" office:value="312" calcext:value-type="float">
            <text:p>312</text:p>
          </table:table-cell>
          <table:table-cell office:value-type="float" office:value="197" calcext:value-type="float">
            <text:p>197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74]-[.C74])/SQRT(([.E74]-[.C74])*([.E74]-[.C74])+([.D74]-[.B74])*([.D74]-[.B74])))" office:value-type="float" office:value="1.65393755868334" calcext:value-type="float">
            <text:p>1.6539375587</text:p>
          </table:table-cell>
          <table:table-cell table:formula="of:=([.B74]+[.D74])/2-70*COS([.G74])" office:value-type="float" office:value="154.813183589762" calcext:value-type="float">
            <text:p>154.8131835898</text:p>
          </table:table-cell>
          <table:table-cell table:formula="of:=([.C74]+[.E74])/2+70*SIN([.G74])" office:value-type="float" office:value="385.758203077142" calcext:value-type="float">
            <text:p>385.7582030771</text:p>
          </table:table-cell>
        </table:table-row>
        <table:table-row table:style-name="ro1">
          <table:covered-table-cell/>
          <table:table-cell office:value-type="float" office:value="99" calcext:value-type="float">
            <text:p>99</text:p>
          </table:table-cell>
          <table:table-cell office:value-type="float" office:value="314" calcext:value-type="float">
            <text:p>314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75]-[.C75])/SQRT(([.E75]-[.C75])*([.E75]-[.C75])+([.D75]-[.B75])*([.D75]-[.B75])))" office:value-type="float" office:value="1.66525126218994" calcext:value-type="float">
            <text:p>1.6652512622</text:p>
          </table:table-cell>
          <table:table-cell table:formula="of:=([.B75]+[.D75])/2-70*COS([.G75])" office:value-type="float" office:value="153.102018340429" calcext:value-type="float">
            <text:p>153.1020183404</text:p>
          </table:table-cell>
          <table:table-cell table:formula="of:=([.C75]+[.E75])/2+70*SIN([.G75])" office:value-type="float" office:value="388.187971371196" calcext:value-type="float">
            <text:p>388.1879713712</text:p>
          </table:table-cell>
        </table:table-row>
        <table:table-row table:style-name="ro1">
          <table:covered-table-cell/>
          <table:table-cell office:value-type="float" office:value="107" calcext:value-type="float">
            <text:p>107</text:p>
          </table:table-cell>
          <table:table-cell office:value-type="float" office:value="308" calcext:value-type="float">
            <text:p>308</text:p>
          </table:table-cell>
          <table:table-cell office:value-type="float" office:value="203" calcext:value-type="float">
            <text:p>203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PI()-ACOS(([.E76]-[.C76])/SQRT(([.E76]-[.C76])*([.E76]-[.C76])+([.D76]-[.B76])*([.D76]-[.B76])))" office:value-type="float" office:value="1.64358417539882" calcext:value-type="float">
            <text:p>1.6435841754</text:p>
          </table:table-cell>
          <table:table-cell table:formula="of:=([.B76]+[.D76])/2-70*COS([.G76])" office:value-type="float" office:value="160.090651516812" calcext:value-type="float">
            <text:p>160.0906515168</text:p>
          </table:table-cell>
          <table:table-cell table:formula="of:=([.C76]+[.E76])/2+70*SIN([.G76])" office:value-type="float" office:value="381.314649373426" calcext:value-type="float">
            <text:p>381.314649373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3" calcext:value-type="float">
            <text:p>313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77]-[.C77])/SQRT(([.E77]-[.C77])*([.E77]-[.C77])+([.D77]-[.B77])*([.D77]-[.B77])))" office:value-type="float" office:value="1.64358417539882" calcext:value-type="float">
            <text:p>1.6435841754</text:p>
          </table:table-cell>
          <table:table-cell table:formula="of:=([.B77]+[.D77])/2-70*COS([.G77])" office:value-type="float" office:value="155.090651516812" calcext:value-type="float">
            <text:p>155.0906515168</text:p>
          </table:table-cell>
          <table:table-cell table:formula="of:=([.C77]+[.E77])/2+70*SIN([.G77])" office:value-type="float" office:value="386.314649373426" calcext:value-type="float">
            <text:p>386.3146493734</text:p>
          </table:table-cell>
        </table:table-row>
        <table:table-row table:style-name="ro1">
          <table:covered-table-cell/>
          <table:table-cell office:value-type="float" office:value="100" calcext:value-type="float">
            <text:p>100</text:p>
          </table:table-cell>
          <table:table-cell office:value-type="float" office:value="311" calcext:value-type="float">
            <text:p>311</text:p>
          </table:table-cell>
          <table:table-cell office:value-type="float" office:value="196" calcext:value-type="float">
            <text:p>196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78]-[.C78])/SQRT(([.E78]-[.C78])*([.E78]-[.C78])+([.D78]-[.B78])*([.D78]-[.B78])))" office:value-type="float" office:value="1.66427310795349" calcext:value-type="float">
            <text:p>1.664273108</text:p>
          </table:table-cell>
          <table:table-cell table:formula="of:=([.B78]+[.D78])/2-70*COS([.G78])" office:value-type="float" office:value="154.533849608514" calcext:value-type="float">
            <text:p>154.5338496085</text:p>
          </table:table-cell>
          <table:table-cell table:formula="of:=([.C78]+[.E78])/2+70*SIN([.G78])" office:value-type="float" office:value="385.19439582415" calcext:value-type="float">
            <text:p>385.194395824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09" calcext:value-type="float">
            <text:p>309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79]-[.C79])/SQRT(([.E79]-[.C79])*([.E79]-[.C79])+([.D79]-[.B79])*([.D79]-[.B79])))" office:value-type="float" office:value="1.65393755868334" calcext:value-type="float">
            <text:p>1.6539375587</text:p>
          </table:table-cell>
          <table:table-cell table:formula="of:=([.B79]+[.D79])/2-70*COS([.G79])" office:value-type="float" office:value="159.813183589762" calcext:value-type="float">
            <text:p>159.8131835898</text:p>
          </table:table-cell>
          <table:table-cell table:formula="of:=([.C79]+[.E79])/2+70*SIN([.G79])" office:value-type="float" office:value="382.758203077142" calcext:value-type="float">
            <text:p>382.7582030771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PI()-ACOS(([.E80]-[.C80])/SQRT(([.E80]-[.C80])*([.E80]-[.C80])+([.D80]-[.B80])*([.D80]-[.B80])))" office:value-type="float" office:value="1.66427310795349" calcext:value-type="float">
            <text:p>1.664273108</text:p>
          </table:table-cell>
          <table:table-cell table:formula="of:=([.B80]+[.D80])/2-70*COS([.G80])" office:value-type="float" office:value="156.533849608514" calcext:value-type="float">
            <text:p>156.5338496085</text:p>
          </table:table-cell>
          <table:table-cell table:formula="of:=([.C80]+[.E80])/2+70*SIN([.G80])" office:value-type="float" office:value="386.19439582415" calcext:value-type="float">
            <text:p>386.194395824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PI()-ACOS(([.E81]-[.C81])/SQRT(([.E81]-[.C81])*([.E81]-[.C81])+([.D81]-[.B81])*([.D81]-[.B81])))" office:value-type="float" office:value="1.64358417539882" calcext:value-type="float">
            <text:p>1.6435841754</text:p>
          </table:table-cell>
          <table:table-cell table:formula="of:=([.B81]+[.D81])/2-70*COS([.G81])" office:value-type="float" office:value="159.090651516812" calcext:value-type="float">
            <text:p>159.0906515168</text:p>
          </table:table-cell>
          <table:table-cell table:formula="of:=([.C81]+[.E81])/2+70*SIN([.G81])" office:value-type="float" office:value="383.314649373426" calcext:value-type="float">
            <text:p>383.3146493734</text:p>
          </table:table-cell>
        </table:table-row>
        <table:table-row table:style-name="ro1">
          <table:covered-table-cell/>
          <table:table-cell office:value-type="float" office:value="98" calcext:value-type="float">
            <text:p>98</text:p>
          </table:table-cell>
          <table:table-cell office:value-type="float" office:value="313" calcext:value-type="float">
            <text:p>313</text:p>
          </table:table-cell>
          <table:table-cell office:value-type="float" office:value="194" calcext:value-type="float">
            <text:p>194</text:p>
          </table:table-cell>
          <table:table-cell office:value-type="float" office:value="323" calcext:value-type="float">
            <text:p>323</text:p>
          </table:table-cell>
          <table:table-cell/>
          <table:table-cell table:formula="of:=PI()-ACOS(([.E82]-[.C82])/SQRT(([.E82]-[.C82])*([.E82]-[.C82])+([.D82]-[.B82])*([.D82]-[.B82])))" office:value-type="float" office:value="1.67458866725194" calcext:value-type="float">
            <text:p>1.6745886673</text:p>
          </table:table-cell>
          <table:table-cell table:formula="of:=([.B82]+[.D82])/2-70*COS([.G82])" office:value-type="float" office:value="153.252425898162" calcext:value-type="float">
            <text:p>153.2524258982</text:p>
          </table:table-cell>
          <table:table-cell table:formula="of:=([.C82]+[.E82])/2+70*SIN([.G82])" office:value-type="float" office:value="387.623288622354" calcext:value-type="float">
            <text:p>387.6232886224</text:p>
          </table:table-cell>
        </table:table-row>
        <table:table-row table:style-name="ro1">
          <table:covered-table-cell/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PI()-ACOS(([.E83]-[.C83])/SQRT(([.E83]-[.C83])*([.E83]-[.C83])+([.D83]-[.B83])*([.D83]-[.B83])))" office:value-type="float" office:value="1.65393755868334" calcext:value-type="float">
            <text:p>1.6539375587</text:p>
          </table:table-cell>
          <table:table-cell table:formula="of:=([.B83]+[.D83])/2-70*COS([.G83])" office:value-type="float" office:value="155.813183589762" calcext:value-type="float">
            <text:p>155.8131835898</text:p>
          </table:table-cell>
          <table:table-cell table:formula="of:=([.C83]+[.E83])/2+70*SIN([.G83])" office:value-type="float" office:value="385.758203077142" calcext:value-type="float">
            <text:p>385.7582030771</text:p>
          </table:table-cell>
        </table:table-row>
        <table:table-row table:style-name="ro1">
          <table:covered-table-cell/>
          <table:table-cell office:value-type="float" office:value="110" calcext:value-type="float">
            <text:p>110</text:p>
          </table:table-cell>
          <table:table-cell office:value-type="float" office:value="303" calcext:value-type="float">
            <text:p>303</text:p>
          </table:table-cell>
          <table:table-cell office:value-type="float" office:value="206" calcext:value-type="float">
            <text:p>206</text:p>
          </table:table-cell>
          <table:table-cell office:value-type="float" office:value="308" calcext:value-type="float">
            <text:p>308</text:p>
          </table:table-cell>
          <table:table-cell/>
          <table:table-cell table:formula="of:=PI()-ACOS(([.E84]-[.C84])/SQRT(([.E84]-[.C84])*([.E84]-[.C84])+([.D84]-[.B84])*([.D84]-[.B84])))" office:value-type="float" office:value="1.62283264160411" calcext:value-type="float">
            <text:p>1.6228326416</text:p>
          </table:table-cell>
          <table:table-cell table:formula="of:=([.B84]+[.D84])/2-70*COS([.G84])" office:value-type="float" office:value="161.640898393291" calcext:value-type="float">
            <text:p>161.6408983933</text:p>
          </table:table-cell>
          <table:table-cell table:formula="of:=([.C84]+[.E84])/2+70*SIN([.G84])" office:value-type="float" office:value="375.405249151188" calcext:value-type="float">
            <text:p>375.4052491512</text:p>
          </table:table-cell>
        </table:table-row>
        <table:table-row table:style-name="ro1">
          <table:covered-table-cell/>
          <table:table-cell office:value-type="float" office:value="106" calcext:value-type="float">
            <text:p>106</text:p>
          </table:table-cell>
          <table:table-cell office:value-type="float" office:value="310" calcext:value-type="float">
            <text:p>310</text:p>
          </table:table-cell>
          <table:table-cell office:value-type="float" office:value="202" calcext:value-type="float">
            <text:p>202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85]-[.C85])/SQRT(([.E85]-[.C85])*([.E85]-[.C85])+([.D85]-[.B85])*([.D85]-[.B85])))" office:value-type="float" office:value="1.63321513679085" calcext:value-type="float">
            <text:p>1.6332151368</text:p>
          </table:table-cell>
          <table:table-cell table:formula="of:=([.B85]+[.D85])/2-70*COS([.G85])" office:value-type="float" office:value="158.366480030863" calcext:value-type="float">
            <text:p>158.3664800309</text:p>
          </table:table-cell>
          <table:table-cell table:formula="of:=([.C85]+[.E85])/2+70*SIN([.G85])" office:value-type="float" office:value="382.863680493802" calcext:value-type="float">
            <text:p>382.8636804938</text:p>
          </table:table-cell>
        </table:table-row>
        <table:table-row table:style-name="ro1">
          <table:covered-table-cell/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float" office:value="204" calcext:value-type="float">
            <text:p>204</text:p>
          </table:table-cell>
          <table:table-cell office:value-type="float" office:value="316" calcext:value-type="float">
            <text:p>316</text:p>
          </table:table-cell>
          <table:table-cell/>
          <table:table-cell table:formula="of:=PI()-ACOS(([.E86]-[.C86])/SQRT(([.E86]-[.C86])*([.E86]-[.C86])+([.D86]-[.B86])*([.D86]-[.B86])))" office:value-type="float" office:value="1.63321513679085" calcext:value-type="float">
            <text:p>1.6332151368</text:p>
          </table:table-cell>
          <table:table-cell table:formula="of:=([.B86]+[.D86])/2-70*COS([.G86])" office:value-type="float" office:value="160.366480030863" calcext:value-type="float">
            <text:p>160.3664800309</text:p>
          </table:table-cell>
          <table:table-cell table:formula="of:=([.C86]+[.E86])/2+70*SIN([.G86])" office:value-type="float" office:value="382.863680493802" calcext:value-type="float">
            <text:p>382.863680493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24">
            <text:p>Right:</text:p>
          </table:table-cell>
          <table:table-cell office:value-type="float" office:value="206" calcext:value-type="float">
            <text:p>206</text:p>
          </table:table-cell>
          <table:table-cell office:value-type="float" office:value="-314" calcext:value-type="float">
            <text:p>-314</text:p>
          </table:table-cell>
          <table:table-cell office:value-type="float" office:value="110" calcext:value-type="float">
            <text:p>110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88]-[.C88])/SQRT(([.E88]-[.C88])*([.E88]-[.C88])+([.D88]-[.B88])*([.D88]-[.B88])))" office:value-type="float" office:value="-1.53955649336463" calcext:value-type="float">
            <text:p>-1.5395564934</text:p>
          </table:table-cell>
          <table:table-cell table:formula="of:=([.B88]+[.D88])/2-70*COS([.G88])" office:value-type="float" office:value="155.81356733356" calcext:value-type="float">
            <text:p>155.8135673336</text:p>
          </table:table-cell>
          <table:table-cell table:formula="of:=([.C88]+[.E88])/2+70*SIN([.G88])" office:value-type="float" office:value="-382.465845326096" calcext:value-type="float">
            <text:p>-382.4658453261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-327" calcext:value-type="float">
            <text:p>-327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89]-[.C89])/SQRT(([.E89]-[.C89])*([.E89]-[.C89])+([.D89]-[.B89])*([.D89]-[.B89])))" office:value-type="float" office:value="-1.42745627174929" calcext:value-type="float">
            <text:p>-1.4274562717</text:p>
          </table:table-cell>
          <table:table-cell table:formula="of:=([.B89]+[.D89])/2-70*COS([.G89])" office:value-type="float" office:value="141.500520575757" calcext:value-type="float">
            <text:p>141.5005205758</text:p>
          </table:table-cell>
          <table:table-cell table:formula="of:=([.C89]+[.E89])/2+70*SIN([.G89])" office:value-type="float" office:value="-389.282107439397" calcext:value-type="float">
            <text:p>-389.2821074394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31" calcext:value-type="float">
            <text:p>-331</text:p>
          </table:table-cell>
          <table:table-cell office:value-type="float" office:value="99" calcext:value-type="float">
            <text:p>99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90]-[.C90])/SQRT(([.E90]-[.C90])*([.E90]-[.C90])+([.D90]-[.B90])*([.D90]-[.B90])))" office:value-type="float" office:value="-1.41579958487096" calcext:value-type="float">
            <text:p>-1.4157995849</text:p>
          </table:table-cell>
          <table:table-cell table:formula="of:=([.B90]+[.D90])/2-70*COS([.G90])" office:value-type="float" office:value="136.193618380847" calcext:value-type="float">
            <text:p>136.1936183808</text:p>
          </table:table-cell>
          <table:table-cell table:formula="of:=([.C90]+[.E90])/2+70*SIN([.G90])" office:value-type="float" office:value="-392.660842362577" calcext:value-type="float">
            <text:p>-392.6608423626</text:p>
          </table:table-cell>
        </table:table-row>
        <table:table-row table:style-name="ro1">
          <table:covered-table-cell/>
          <table:table-cell office:value-type="float" office:value="186" calcext:value-type="float">
            <text:p>186</text:p>
          </table:table-cell>
          <table:table-cell office:value-type="float" office:value="-338" calcext:value-type="float">
            <text:p>-338</text:p>
          </table:table-cell>
          <table:table-cell office:value-type="float" office:value="91" calcext:value-type="float">
            <text:p>91</text:p>
          </table:table-cell>
          <table:table-cell office:value-type="float" office:value="-320" calcext:value-type="float">
            <text:p>-320</text:p>
          </table:table-cell>
          <table:table-cell/>
          <table:table-cell table:formula="of:=-ACOS(([.E91]-[.C91])/SQRT(([.E91]-[.C91])*([.E91]-[.C91])+([.D91]-[.B91])*([.D91]-[.B91])))" office:value-type="float" office:value="-1.38354240706141" calcext:value-type="float">
            <text:p>-1.3835424071</text:p>
          </table:table-cell>
          <table:table-cell table:formula="of:=([.B91]+[.D91])/2-70*COS([.G91])" office:value-type="float" office:value="125.468693332173" calcext:value-type="float">
            <text:p>125.4686933322</text:p>
          </table:table-cell>
          <table:table-cell table:formula="of:=([.C91]+[.E91])/2+70*SIN([.G91])" office:value-type="float" office:value="-397.776340746866" calcext:value-type="float">
            <text:p>-397.7763407469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30" calcext:value-type="float">
            <text:p>-330</text:p>
          </table:table-cell>
          <table:table-cell office:value-type="float" office:value="102" calcext:value-type="float">
            <text:p>102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92]-[.C92])/SQRT(([.E92]-[.C92])*([.E92]-[.C92])+([.D92]-[.B92])*([.D92]-[.B92])))" office:value-type="float" office:value="-1.41579958487096" calcext:value-type="float">
            <text:p>-1.4157995849</text:p>
          </table:table-cell>
          <table:table-cell table:formula="of:=([.B92]+[.D92])/2-70*COS([.G92])" office:value-type="float" office:value="139.193618380847" calcext:value-type="float">
            <text:p>139.1936183808</text:p>
          </table:table-cell>
          <table:table-cell table:formula="of:=([.C92]+[.E92])/2+70*SIN([.G92])" office:value-type="float" office:value="-391.660842362577" calcext:value-type="float">
            <text:p>-391.6608423626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2" calcext:value-type="float">
            <text:p>-332</text:p>
          </table:table-cell>
          <table:table-cell office:value-type="float" office:value="100" calcext:value-type="float">
            <text:p>100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93]-[.C93])/SQRT(([.E93]-[.C93])*([.E93]-[.C93])+([.D93]-[.B93])*([.D93]-[.B93])))" office:value-type="float" office:value="-1.40219938718547" calcext:value-type="float">
            <text:p>-1.4021993872</text:p>
          </table:table-cell>
          <table:table-cell table:formula="of:=([.B93]+[.D93])/2-70*COS([.G93])" office:value-type="float" office:value="135.254045636615" calcext:value-type="float">
            <text:p>135.2540456366</text:p>
          </table:table-cell>
          <table:table-cell table:formula="of:=([.C93]+[.E93])/2+70*SIN([.G93])" office:value-type="float" office:value="-393.007481884889" calcext:value-type="float">
            <text:p>-393.0074818849</text:p>
          </table:table-cell>
        </table:table-row>
        <table:table-row table:style-name="ro1">
          <table:covered-table-cell/>
          <table:table-cell office:value-type="float" office:value="195" calcext:value-type="float">
            <text:p>195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94]-[.C94])/SQRT(([.E94]-[.C94])*([.E94]-[.C94])+([.D94]-[.B94])*([.D94]-[.B94])))" office:value-type="float" office:value="-1.41419444981288" calcext:value-type="float">
            <text:p>-1.4141944498</text:p>
          </table:table-cell>
          <table:table-cell table:formula="of:=([.B94]+[.D94])/2-70*COS([.G94])" office:value-type="float" office:value="136.582619856889" calcext:value-type="float">
            <text:p>136.5826198569</text:p>
          </table:table-cell>
          <table:table-cell table:formula="of:=([.C94]+[.E94])/2+70*SIN([.G94])" office:value-type="float" office:value="-390.643407573035" calcext:value-type="float">
            <text:p>-390.643407573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95]-[.C95])/SQRT(([.E95]-[.C95])*([.E95]-[.C95])+([.D95]-[.B95])*([.D95]-[.B95])))" office:value-type="float" office:value="-1.40564764938027" calcext:value-type="float">
            <text:p>-1.4056476494</text:p>
          </table:table-cell>
          <table:table-cell table:formula="of:=([.B95]+[.D95])/2-70*COS([.G95])" office:value-type="float" office:value="130.492070888625" calcext:value-type="float">
            <text:p>130.4920708886</text:p>
          </table:table-cell>
          <table:table-cell table:formula="of:=([.C95]+[.E95])/2+70*SIN([.G95])" office:value-type="float" office:value="-396.04757466825" calcext:value-type="float">
            <text:p>-396.0475746683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4" calcext:value-type="float">
            <text:p>-334</text:p>
          </table:table-cell>
          <table:table-cell office:value-type="float" office:value="98" calcext:value-type="float">
            <text:p>98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96]-[.C96])/SQRT(([.E96]-[.C96])*([.E96]-[.C96])+([.D96]-[.B96])*([.D96]-[.B96])))" office:value-type="float" office:value="-1.40564764938027" calcext:value-type="float">
            <text:p>-1.4056476494</text:p>
          </table:table-cell>
          <table:table-cell table:formula="of:=([.B96]+[.D96])/2-70*COS([.G96])" office:value-type="float" office:value="134.492070888625" calcext:value-type="float">
            <text:p>134.4920708886</text:p>
          </table:table-cell>
          <table:table-cell table:formula="of:=([.C96]+[.E96])/2+70*SIN([.G96])" office:value-type="float" office:value="-395.04757466825" calcext:value-type="float">
            <text:p>-395.0475746683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0" calcext:value-type="float">
            <text:p>-330</text:p>
          </table:table-cell>
          <table:table-cell office:value-type="float" office:value="101" calcext:value-type="float">
            <text:p>101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97]-[.C97])/SQRT(([.E97]-[.C97])*([.E97]-[.C97])+([.D97]-[.B97])*([.D97]-[.B97])))" office:value-type="float" office:value="-1.42598382855596" calcext:value-type="float">
            <text:p>-1.4259838286</text:p>
          </table:table-cell>
          <table:table-cell table:formula="of:=([.B97]+[.D97])/2-70*COS([.G97])" office:value-type="float" office:value="138.898517484979" calcext:value-type="float">
            <text:p>138.898517485</text:p>
          </table:table-cell>
          <table:table-cell table:formula="of:=([.C97]+[.E97])/2+70*SIN([.G97])" office:value-type="float" office:value="-392.26730867443" calcext:value-type="float">
            <text:p>-392.2673086744</text:p>
          </table:table-cell>
        </table:table-row>
        <table:table-row table:style-name="ro1">
          <table:covered-table-cell/>
          <table:table-cell office:value-type="float" office:value="203" calcext:value-type="float">
            <text:p>203</text:p>
          </table:table-cell>
          <table:table-cell office:value-type="float" office:value="-326" calcext:value-type="float">
            <text:p>-326</text:p>
          </table:table-cell>
          <table:table-cell office:value-type="float" office:value="107" calcext:value-type="float">
            <text:p>107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98]-[.C98])/SQRT(([.E98]-[.C98])*([.E98]-[.C98])+([.D98]-[.B98])*([.D98]-[.B98])))" office:value-type="float" office:value="-1.43619841263443" calcext:value-type="float">
            <text:p>-1.4361984126</text:p>
          </table:table-cell>
          <table:table-cell table:formula="of:=([.B98]+[.D98])/2-70*COS([.G98])" office:value-type="float" office:value="145.606568907877" calcext:value-type="float">
            <text:p>145.6065689079</text:p>
          </table:table-cell>
          <table:table-cell table:formula="of:=([.C98]+[.E98])/2+70*SIN([.G98])" office:value-type="float" office:value="-388.86687575722" calcext:value-type="float">
            <text:p>-388.8668757572</text:p>
          </table:table-cell>
        </table:table-row>
        <table:table-row table:style-name="ro1">
          <table:covered-table-cell/>
          <table:table-cell office:value-type="float" office:value="201" calcext:value-type="float">
            <text:p>201</text:p>
          </table:table-cell>
          <table:table-cell office:value-type="float" office:value="-328" calcext:value-type="float">
            <text:p>-328</text:p>
          </table:table-cell>
          <table:table-cell office:value-type="float" office:value="105" calcext:value-type="float">
            <text:p>105</text:p>
          </table:table-cell>
          <table:table-cell office:value-type="float" office:value="-314" calcext:value-type="float">
            <text:p>-314</text:p>
          </table:table-cell>
          <table:table-cell/>
          <table:table-cell table:formula="of:=-ACOS(([.E99]-[.C99])/SQRT(([.E99]-[.C99])*([.E99]-[.C99])+([.D99]-[.B99])*([.D99]-[.B99])))" office:value-type="float" office:value="-1.42598382855596" calcext:value-type="float">
            <text:p>-1.4259838286</text:p>
          </table:table-cell>
          <table:table-cell table:formula="of:=([.B99]+[.D99])/2-70*COS([.G99])" office:value-type="float" office:value="142.898517484979" calcext:value-type="float">
            <text:p>142.898517485</text:p>
          </table:table-cell>
          <table:table-cell table:formula="of:=([.C99]+[.E99])/2+70*SIN([.G99])" office:value-type="float" office:value="-390.26730867443" calcext:value-type="float">
            <text:p>-390.2673086744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5" calcext:value-type="float">
            <text:p>-335</text:p>
          </table:table-cell>
          <table:table-cell office:value-type="float" office:value="92" calcext:value-type="float">
            <text:p>92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00]-[.C100])/SQRT(([.E100]-[.C100])*([.E100]-[.C100])+([.D100]-[.B100])*([.D100]-[.B100])))" office:value-type="float" office:value="-1.39552995079182" calcext:value-type="float">
            <text:p>-1.3955299508</text:p>
          </table:table-cell>
          <table:table-cell table:formula="of:=([.B100]+[.D100])/2-70*COS([.G100])" office:value-type="float" office:value="127.794069274688" calcext:value-type="float">
            <text:p>127.7940692747</text:p>
          </table:table-cell>
          <table:table-cell table:formula="of:=([.C100]+[.E100])/2+70*SIN([.G100])" office:value-type="float" office:value="-395.427608801763" calcext:value-type="float">
            <text:p>-395.427608801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29" calcext:value-type="float">
            <text:p>-329</text:p>
          </table:table-cell>
          <table:table-cell office:value-type="float" office:value="100" calcext:value-type="float">
            <text:p>100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01]-[.C101])/SQRT(([.E101]-[.C101])*([.E101]-[.C101])+([.D101]-[.B101])*([.D101]-[.B101])))" office:value-type="float" office:value="-1.40564764938027" calcext:value-type="float">
            <text:p>-1.4056476494</text:p>
          </table:table-cell>
          <table:table-cell table:formula="of:=([.B101]+[.D101])/2-70*COS([.G101])" office:value-type="float" office:value="136.492070888625" calcext:value-type="float">
            <text:p>136.4920708886</text:p>
          </table:table-cell>
          <table:table-cell table:formula="of:=([.C101]+[.E101])/2+70*SIN([.G101])" office:value-type="float" office:value="-390.04757466825" calcext:value-type="float">
            <text:p>-390.0475746683</text:p>
          </table:table-cell>
        </table:table-row>
        <table:table-row table:style-name="ro1">
          <table:covered-table-cell/>
          <table:table-cell office:value-type="float" office:value="188" calcext:value-type="float">
            <text:p>188</text:p>
          </table:table-cell>
          <table:table-cell office:value-type="float" office:value="-336" calcext:value-type="float">
            <text:p>-336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02]-[.C102])/SQRT(([.E102]-[.C102])*([.E102]-[.C102])+([.D102]-[.B102])*([.D102]-[.B102])))" office:value-type="float" office:value="-1.39372317201602" calcext:value-type="float">
            <text:p>-1.393723172</text:p>
          </table:table-cell>
          <table:table-cell table:formula="of:=([.B102]+[.D102])/2-70*COS([.G102])" office:value-type="float" office:value="128.169552324613" calcext:value-type="float">
            <text:p>128.1695523246</text:p>
          </table:table-cell>
          <table:table-cell table:formula="of:=([.C102]+[.E102])/2+70*SIN([.G102])" office:value-type="float" office:value="-396.405442891868" calcext:value-type="float">
            <text:p>-396.4054428919</text:p>
          </table:table-cell>
        </table:table-row>
        <table:table-row table:style-name="ro1">
          <table:covered-table-cell/>
          <table:table-cell office:value-type="float" office:value="189" calcext:value-type="float">
            <text:p>189</text:p>
          </table:table-cell>
          <table:table-cell office:value-type="float" office:value="-335" calcext:value-type="float">
            <text:p>-335</text:p>
          </table:table-cell>
          <table:table-cell office:value-type="float" office:value="93" calcext:value-type="float">
            <text:p>93</text:p>
          </table:table-cell>
          <table:table-cell office:value-type="float" office:value="-319" calcext:value-type="float">
            <text:p>-319</text:p>
          </table:table-cell>
          <table:table-cell/>
          <table:table-cell table:formula="of:=-ACOS(([.E103]-[.C103])/SQRT(([.E103]-[.C103])*([.E103]-[.C103])+([.D103]-[.B103])*([.D103]-[.B103])))" office:value-type="float" office:value="-1.40564764938027" calcext:value-type="float">
            <text:p>-1.4056476494</text:p>
          </table:table-cell>
          <table:table-cell table:formula="of:=([.B103]+[.D103])/2-70*COS([.G103])" office:value-type="float" office:value="129.492070888625" calcext:value-type="float">
            <text:p>129.4920708886</text:p>
          </table:table-cell>
          <table:table-cell table:formula="of:=([.C103]+[.E103])/2+70*SIN([.G103])" office:value-type="float" office:value="-396.04757466825" calcext:value-type="float">
            <text:p>-396.0475746683</text:p>
          </table:table-cell>
        </table:table-row>
        <table:table-row table:style-name="ro1">
          <table:covered-table-cell/>
          <table:table-cell office:value-type="float" office:value="190" calcext:value-type="float">
            <text:p>190</text:p>
          </table:table-cell>
          <table:table-cell office:value-type="float" office:value="-335" calcext:value-type="float">
            <text:p>-335</text:p>
          </table:table-cell>
          <table:table-cell office:value-type="float" office:value="94" calcext:value-type="float">
            <text:p>94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04]-[.C104])/SQRT(([.E104]-[.C104])*([.E104]-[.C104])+([.D104]-[.B104])*([.D104]-[.B104])))" office:value-type="float" office:value="-1.39552995079182" calcext:value-type="float">
            <text:p>-1.3955299508</text:p>
          </table:table-cell>
          <table:table-cell table:formula="of:=([.B104]+[.D104])/2-70*COS([.G104])" office:value-type="float" office:value="129.794069274688" calcext:value-type="float">
            <text:p>129.7940692747</text:p>
          </table:table-cell>
          <table:table-cell table:formula="of:=([.C104]+[.E104])/2+70*SIN([.G104])" office:value-type="float" office:value="-395.427608801763" calcext:value-type="float">
            <text:p>-395.4276088018</text:p>
          </table:table-cell>
        </table:table-row>
        <table:table-row table:style-name="ro1">
          <table:covered-table-cell/>
          <table:table-cell office:value-type="float" office:value="196" calcext:value-type="float">
            <text:p>196</text:p>
          </table:table-cell>
          <table:table-cell office:value-type="float" office:value="-330" calcext:value-type="float">
            <text:p>-330</text:p>
          </table:table-cell>
          <table:table-cell office:value-type="float" office:value="104" calcext:value-type="float">
            <text:p>104</text:p>
          </table:table-cell>
          <table:table-cell office:value-type="float" office:value="-316" calcext:value-type="float">
            <text:p>-316</text:p>
          </table:table-cell>
          <table:table-cell/>
          <table:table-cell table:formula="of:=-ACOS(([.E105]-[.C105])/SQRT(([.E105]-[.C105])*([.E105]-[.C105])+([.D105]-[.B105])*([.D105]-[.B105])))" office:value-type="float" office:value="-1.41978098387354" calcext:value-type="float">
            <text:p>-1.4197809839</text:p>
          </table:table-cell>
          <table:table-cell table:formula="of:=([.B105]+[.D105])/2-70*COS([.G105])" office:value-type="float" office:value="139.469060210948" calcext:value-type="float">
            <text:p>139.4690602109</text:p>
          </table:table-cell>
          <table:table-cell table:formula="of:=([.C105]+[.E105])/2+70*SIN([.G105])" office:value-type="float" office:value="-392.203318613773" calcext:value-type="float">
            <text:p>-392.2033186138</text:p>
          </table:table-cell>
        </table:table-row>
        <table:table-row table:style-name="ro1">
          <table:covered-table-cell/>
          <table:table-cell office:value-type="float" office:value="194" calcext:value-type="float">
            <text:p>194</text:p>
          </table:table-cell>
          <table:table-cell office:value-type="float" office:value="-333" calcext:value-type="float">
            <text:p>-333</text:p>
          </table:table-cell>
          <table:table-cell office:value-type="float" office:value="100" calcext:value-type="float">
            <text:p>100</text:p>
          </table:table-cell>
          <table:table-cell office:value-type="float" office:value="-318" calcext:value-type="float">
            <text:p>-318</text:p>
          </table:table-cell>
          <table:table-cell/>
          <table:table-cell table:formula="of:=-ACOS(([.E106]-[.C106])/SQRT(([.E106]-[.C106])*([.E106]-[.C106])+([.D106]-[.B106])*([.D106]-[.B106])))" office:value-type="float" office:value="-1.41255600234402" calcext:value-type="float">
            <text:p>-1.4125560023</text:p>
          </table:table-cell>
          <table:table-cell table:formula="of:=([.B106]+[.D106])/2-70*COS([.G106])" office:value-type="float" office:value="135.969346720355" calcext:value-type="float">
            <text:p>135.9693467204</text:p>
          </table:table-cell>
          <table:table-cell table:formula="of:=([.C106]+[.E106])/2+70*SIN([.G106])" office:value-type="float" office:value="-394.625427219108" calcext:value-type="float">
            <text:p>-394.6254272191</text:p>
          </table:table-cell>
        </table:table-row>
        <table:table-row table:style-name="ro1">
          <table:covered-table-cell/>
          <table:table-cell office:value-type="float" office:value="198" calcext:value-type="float">
            <text:p>198</text:p>
          </table:table-cell>
          <table:table-cell office:value-type="float" office:value="-328" calcext:value-type="float">
            <text:p>-328</text:p>
          </table:table-cell>
          <table:table-cell office:value-type="float" office:value="103" calcext:value-type="float">
            <text:p>103</text:p>
          </table:table-cell>
          <table:table-cell office:value-type="float" office:value="-313" calcext:value-type="float">
            <text:p>-313</text:p>
          </table:table-cell>
          <table:table-cell/>
          <table:table-cell table:formula="of:=-ACOS(([.E107]-[.C107])/SQRT(([.E107]-[.C107])*([.E107]-[.C107])+([.D107]-[.B107])*([.D107]-[.B107])))" office:value-type="float" office:value="-1.41419444981288" calcext:value-type="float">
            <text:p>-1.4141944498</text:p>
          </table:table-cell>
          <table:table-cell table:formula="of:=([.B107]+[.D107])/2-70*COS([.G107])" office:value-type="float" office:value="139.582619856889" calcext:value-type="float">
            <text:p>139.5826198569</text:p>
          </table:table-cell>
          <table:table-cell table:formula="of:=([.C107]+[.E107])/2+70*SIN([.G107])" office:value-type="float" office:value="-389.643407573035" calcext:value-type="float">
            <text:p>-389.643407573</text:p>
          </table:table-cell>
        </table:table-row>
        <table:table-row table:style-name="ro1">
          <table:covered-table-cell/>
          <table:table-cell office:value-type="float" office:value="197" calcext:value-type="float">
            <text:p>197</text:p>
          </table:table-cell>
          <table:table-cell office:value-type="float" office:value="-331" calcext:value-type="float">
            <text:p>-331</text:p>
          </table:table-cell>
          <table:table-cell office:value-type="float" office:value="102" calcext:value-type="float">
            <text:p>102</text:p>
          </table:table-cell>
          <table:table-cell office:value-type="float" office:value="-317" calcext:value-type="float">
            <text:p>-317</text:p>
          </table:table-cell>
          <table:table-cell/>
          <table:table-cell table:formula="of:=-ACOS(([.E108]-[.C108])/SQRT(([.E108]-[.C108])*([.E108]-[.C108])+([.D108]-[.B108])*([.D108]-[.B108])))" office:value-type="float" office:value="-1.42448103878987" calcext:value-type="float">
            <text:p>-1.4244810388</text:p>
          </table:table-cell>
          <table:table-cell table:formula="of:=([.B108]+[.D108])/2-70*COS([.G108])" office:value-type="float" office:value="139.294434728035" calcext:value-type="float">
            <text:p>139.294434728</text:p>
          </table:table-cell>
          <table:table-cell table:formula="of:=([.C108]+[.E108])/2+70*SIN([.G108])" office:value-type="float" office:value="-393.252050059761" calcext:value-type="float">
            <text:p>-393.2520500598</text:p>
          </table:table-cell>
        </table:table-row>
        <table:table-row table:style-name="ro1">
          <table:covered-table-cell/>
          <table:table-cell office:value-type="float" office:value="205" calcext:value-type="float">
            <text:p>205</text:p>
          </table:table-cell>
          <table:table-cell office:value-type="float" office:value="-325" calcext:value-type="float">
            <text:p>-325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09]-[.C109])/SQRT(([.E109]-[.C109])*([.E109]-[.C109])+([.D109]-[.B109])*([.D109]-[.B109])))" office:value-type="float" office:value="-1.42598382855596" calcext:value-type="float">
            <text:p>-1.4259838286</text:p>
          </table:table-cell>
          <table:table-cell table:formula="of:=([.B109]+[.D109])/2-70*COS([.G109])" office:value-type="float" office:value="146.898517484979" calcext:value-type="float">
            <text:p>146.898517485</text:p>
          </table:table-cell>
          <table:table-cell table:formula="of:=([.C109]+[.E109])/2+70*SIN([.G109])" office:value-type="float" office:value="-387.26730867443" calcext:value-type="float">
            <text:p>-387.2673086744</text:p>
          </table:table-cell>
        </table:table-row>
        <table:table-row table:style-name="ro1">
          <table:covered-table-cell/>
          <table:table-cell office:value-type="float" office:value="204" calcext:value-type="float">
            <text:p>204</text:p>
          </table:table-cell>
          <table:table-cell office:value-type="float" office:value="-326" calcext:value-type="float">
            <text:p>-326</text:p>
          </table:table-cell>
          <table:table-cell office:value-type="float" office:value="109" calcext:value-type="float">
            <text:p>109</text:p>
          </table:table-cell>
          <table:table-cell office:value-type="float" office:value="-311" calcext:value-type="float">
            <text:p>-311</text:p>
          </table:table-cell>
          <table:table-cell/>
          <table:table-cell table:formula="of:=-ACOS(([.E110]-[.C110])/SQRT(([.E110]-[.C110])*([.E110]-[.C110])+([.D110]-[.B110])*([.D110]-[.B110])))" office:value-type="float" office:value="-1.41419444981288" calcext:value-type="float">
            <text:p>-1.4141944498</text:p>
          </table:table-cell>
          <table:table-cell table:formula="of:=([.B110]+[.D110])/2-70*COS([.G110])" office:value-type="float" office:value="145.582619856889" calcext:value-type="float">
            <text:p>145.5826198569</text:p>
          </table:table-cell>
          <table:table-cell table:formula="of:=([.C110]+[.E110])/2+70*SIN([.G110])" office:value-type="float" office:value="-387.643407573035" calcext:value-type="float">
            <text:p>-387.643407573</text:p>
          </table:table-cell>
        </table:table-row>
        <table:table-row table:style-name="ro1">
          <table:covered-table-cell/>
          <table:table-cell office:value-type="float" office:value="200" calcext:value-type="float">
            <text:p>200</text:p>
          </table:table-cell>
          <table:table-cell office:value-type="float" office:value="-330" calcext:value-type="float">
            <text:p>-330</text:p>
          </table:table-cell>
          <table:table-cell office:value-type="float" office:value="106" calcext:value-type="float">
            <text:p>106</text:p>
          </table:table-cell>
          <table:table-cell office:value-type="float" office:value="-315" calcext:value-type="float">
            <text:p>-315</text:p>
          </table:table-cell>
          <table:table-cell/>
          <table:table-cell table:formula="of:=-ACOS(([.E111]-[.C111])/SQRT(([.E111]-[.C111])*([.E111]-[.C111])+([.D111]-[.B111])*([.D111]-[.B111])))" office:value-type="float" office:value="-1.41255600234402" calcext:value-type="float">
            <text:p>-1.4125560023</text:p>
          </table:table-cell>
          <table:table-cell table:formula="of:=([.B111]+[.D111])/2-70*COS([.G111])" office:value-type="float" office:value="141.969346720355" calcext:value-type="float">
            <text:p>141.9693467204</text:p>
          </table:table-cell>
          <table:table-cell table:formula="of:=([.C111]+[.E111])/2+70*SIN([.G111])" office:value-type="float" office:value="-391.625427219108" calcext:value-type="float">
            <text:p>-391.62542721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20:57:29.127042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09:41:28.205917646</meta:creation-date>
    <dc:date>2016-10-10T00:40:41.843447373</dc:date>
    <meta:editing-duration>PT6H17M11S</meta:editing-duration>
    <meta:editing-cycles>30</meta:editing-cycles>
    <meta:generator>LibreOffice/4.2.8.2$Linux_X86_64 LibreOffice_project/420m0$Build-2</meta:generator>
    <meta:print-date>2016-10-09T23:50:28.388716454</meta:print-date>
    <meta:document-statistic meta:table-count="1" meta:cell-count="747" meta:object-count="0"/>
  </office:meta>
</office:document-meta>
</file>